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0-21" calcext:value-type="date">
            <text:p>Oct 21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1:.G1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Oct 20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2:.G2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Oct 19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3:.G3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Oct 18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4:.G4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Oct 17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5:.G5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Oct 16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:.G6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Oct 15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:.G7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Oct 14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:.G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Oct 13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:.G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Oct 12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:.G1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Oct 11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:.G1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Oct 10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:.G1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Oct 9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:.G1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Oct 8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:.G1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Oct 7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:.G1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Oct 6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:.G1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Oct 5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:.G1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Oct 4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:.G1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Oct 3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:.G1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Oct 2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:.G2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Oct 1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:.G2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Sep 30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:.G2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Sep 29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3:.G2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Sep 28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:.G2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Sep 27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:.G2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Sep 26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6:.G2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Sep 25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7:.G2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Sep 24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28:.G2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Sep 23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:.G29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Sep 22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0:.G3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Sep 21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:.G31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Sep 20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2:.G3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Sep 19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3:.G3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Sep 18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:.G3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Sep 17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:.G3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Sep 16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6:.G3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Sep 15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7:.G3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Sep 14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8:.G3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Sep 13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:.G3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Sep 12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0:.G4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Sep 11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1:.G4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Sep 10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2:.G4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Sep 9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3:.G4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Sep 8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4:.G4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Sep 7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5:.G4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Sep 6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6:.G4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Sep 5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7:.G47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Sep 4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:.G4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Sep 3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9:.G4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Sep 2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:.G5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Sep 1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:.G5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Aug 31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2:.G5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Aug 30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:.G5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Aug 29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:.G5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Aug 28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:.G5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Aug 27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:.G5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Aug 26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:.G5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Aug 25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8:.G5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Aug 24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9:.G5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Aug 23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:.G6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Aug 22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1:.G6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Aug 21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:.G6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Aug 20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:.G6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Aug 19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4:.G6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Aug 18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5:.G6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Aug 17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:.G6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Aug 16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7:.G6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Aug 15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8:.G6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Aug 14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9:.G6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Aug 13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0:.G7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Aug 12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1:.G7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Aug 11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:.G7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Aug 10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3:.G7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Aug 9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4:.G7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Aug 8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:.G7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Aug 7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:.G7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Aug 6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7:.G7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Aug 5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8:.G7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Aug 4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:.G7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Aug 3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0:.G8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Aug 2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1:.G8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Aug 1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2:.G8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Jul 31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:.G8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Jul 30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:.G8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Jul 29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5:.G8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Jul 28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6:.G8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Jul 27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7:.G8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Jul 26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8:.G8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Jul 25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:.G8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Jul 24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0:.G9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Jul 23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:.G9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Jul 22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:.G9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Jul 21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:.G9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Jul 20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4:.G9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Jul 19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5:.G9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Jul 18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:.G96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Jul 17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:.G97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Jul 16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8:.G9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Jul 15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:.G9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Jul 14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:.G10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Jul 13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1:.G10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Jul 12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:.G10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Jul 11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3:.G10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Jul 10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4:.G10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Jul 9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05:.G10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Jul 8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6:.G10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Jul 7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7:.G10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Jul 6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:.G10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Jul 5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:.G10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Jul 4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:.G11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Jul 3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1:.G11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Jul 2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:.G112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Jul 1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13:.G113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Jun 30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:.G11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Jun 29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5:.G11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Jun 28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:.G11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Jun 27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:.G11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Jun 26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18:.G11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Jun 25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:.G119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Jun 24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0:.G12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Jun 23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:.G12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Jun 22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:.G12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Jun 21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3:.G12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Jun 20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24:.G12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Jun 19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5:.G12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Jun 18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6:.G12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Jun 17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:.G12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Jun 16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:.G12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Jun 15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:.G12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Jun 14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0:.G130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Jun 13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1:.G13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Jun 12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:.G13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Jun 11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:.G13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Jun 10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34:.G13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Jun 9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:.G13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Jun 8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36:.G13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Jun 7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:.G13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Jun 6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8:.G13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Jun 5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9:.G13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Jun 4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:.G14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Jun 3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1:.G14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Jun 2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2:.G14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Jun 1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:.G14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May 31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4:.G14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May 30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:.G14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May 29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:.G14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May 28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:.G147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May 27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:.G148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May 26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:.G14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May 25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:.G15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May 24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1:.G15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May 23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:.G15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May 22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:.G15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May 21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4:.G15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May 20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:.G15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May 19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6:.G15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May 18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:.G15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May 17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58:.G15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May 16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:.G15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May 15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:.G16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May 14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:.G16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May 13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:.G16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May 12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3:.G16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May 11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4:.G16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May 10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:.G16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May 9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6:.G16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May 8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7:.G16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May 7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:.G16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May 6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9:.G16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May 5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:.G17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May 4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71:.G171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May 3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2:.G17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May 2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:.G17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May 1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:.G17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Apr 30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:.G17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Apr 29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:.G17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Apr 28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:.G17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Apr 27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8:.G17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Apr 26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9:.G17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Apr 25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:.G18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Apr 24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:.G18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Apr 23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2:.G18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Apr 22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3:.G18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Apr 21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4:.G18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Apr 20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5:.G18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Apr 19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6:.G18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Apr 18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7:.G18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Apr 17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:.G18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Apr 16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9:.G18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Apr 15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:.G19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Apr 14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1:.G19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Apr 13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:.G19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Apr 12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:.G19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Apr 11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4:.G19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Apr 10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5:.G19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Apr 9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6:.G19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Apr 8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7:.G19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Apr 7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8:.G19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Apr 6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9:.G19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Apr 5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0:.G20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Apr 4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1:.G20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Apr 3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2:.G20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Apr 2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3:.G20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Apr 1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04:.G20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Mar 31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5:.G20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Mar 30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6:.G20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Mar 29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7:.G20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Mar 28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8:.G208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Mar 27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09:.G20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Mar 26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0:.G21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Mar 25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1:.G21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Mar 24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2:.G21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Mar 23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3:.G21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Mar 22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4:.G21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Mar 21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15:.G21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Mar 20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16:.G21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Mar 19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17:.G21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Mar 18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8:.G21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Mar 17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9:.G21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Mar 16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0:.G22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Mar 15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1:.G221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Mar 14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2:.G222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Mar 13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3:.G22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Mar 12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4:.G22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Mar 11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5:.G22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Mar 10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26:.G22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Mar 9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7:.G22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Mar 8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8:.G22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Mar 7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9:.G22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Mar 6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30:.G23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Mar 5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1:.G23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Mar 4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2:.G23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Mar 3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3:.G23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Mar 2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4:.G23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Mar 1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5:.G23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Feb 28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36:.G23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Feb 27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7:.G23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Feb 26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38:.G23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Feb 25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39:.G23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Feb 24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0:.G24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Feb 23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1:.G24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Feb 22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42:.G24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Feb 21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3:.G24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Feb 20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4:.G24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Feb 19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5:.G24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Feb 18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6:.G24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Feb 17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7:.G24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Feb 16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8:.G24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Feb 15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9:.G24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Feb 14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0:.G25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Feb 13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1:.G25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Feb 12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2:.G25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Feb 11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3:.G25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Feb 10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4:.G25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Feb 9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5:.G25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Feb 8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6:.G25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Feb 7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57:.G25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Feb 6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58:.G258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Feb 5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59:.G25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Feb 4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0:.G26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Feb 3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1:.G26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Feb 2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2:.G26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Feb 1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3:.G26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Jan 31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4:.G26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Jan 30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5:.G26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Jan 29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6:.G26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Jan 28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7:.G26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Jan 27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8:.G26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Jan 26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69:.G269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Jan 25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0:.G27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Jan 24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71:.G27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Jan 23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2:.G27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Jan 22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3:.G27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Jan 21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74:.G274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Jan 20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5:.G27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Jan 19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6:.G27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Jan 18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7:.G27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Jan 17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8:.G27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Jan 16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79:.G27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Jan 15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0:.G28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Jan 14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81:.G28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Jan 13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2:.G28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Jan 12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3:.G283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Jan 11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4:.G28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Jan 10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5:.G28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Jan 9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6:.G28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Jan 8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7:.G28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Jan 7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8:.G28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Jan 6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9:.G28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Jan 5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0:.G29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Jan 4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91:.G29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Jan 3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2:.G29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Jan 2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3:.G29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Jan 1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4:.G29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Dec 31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5:.G29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Dec 30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96:.G29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Dec 29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7:.G29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Dec 28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8:.G29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Dec 27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299:.G29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Dec 26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00:.G30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Dec 25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01:.G30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Dec 24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02:.G3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Dec 23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03:.G3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Dec 22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04:.G3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Dec 21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05:.G3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Dec 20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06:.G3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Dec 19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07:.G3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Dec 18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08:.G3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Dec 17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09:.G3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Dec 16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10:.G3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Dec 15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11:.G3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Dec 14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12:.G3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Dec 13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13:.G3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Dec 12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4:.G31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Dec 11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5:.G31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Dec 10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6:.G31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Dec 9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7:.G31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Dec 8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8:.G31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Dec 7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19:.G31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Dec 6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20:.G32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Dec 5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21:.G3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Dec 4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2:.G32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Dec 3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3:.G32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Dec 2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4:.G32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Dec 1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25:.G32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Nov 30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26:.G3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Nov 29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7:.G32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Nov 28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8:.G32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Nov 27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9:.G32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Nov 26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30:.G33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Nov 25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31:.G33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Nov 24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32:.G33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Nov 23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3:.G33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Nov 22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4:.G33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Nov 21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5:.G33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Nov 20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6:.G33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Nov 19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37:.G33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Nov 18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8:.G33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Nov 17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39:.G33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Nov 16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0:.G34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Nov 15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41:.G34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Nov 14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2:.G34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Nov 13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43:.G34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Nov 12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4:.G34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Nov 11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5:.G34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Nov 10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6:.G34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Nov 9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7:.G34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Nov 8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8:.G34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Nov 7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49:.G34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Nov 6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0:.G35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Nov 5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51:.G35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Nov 4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2:.G35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Nov 3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3:.G35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Nov 2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4:.G35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Nov 1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5:.G35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Oct 31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6:.G35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Oct 30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57:.G35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Oct 29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58:.G358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Oct 28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59:.G35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Oct 27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0:.G36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Oct 26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1:.G36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Oct 25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62:.G36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Oct 24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3:.G36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Oct 23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4:.G36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Oct 22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5:.G365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Oct 21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6:.G36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Oct 20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7:.G36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Oct 19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8:.G36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Oct 18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9:.G36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Oct 17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0:.G37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Oct 16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71:.G37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Oct 15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2:.G37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Oct 14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3:.G37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Oct 13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4:.G37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Oct 12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5:.G37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Oct 11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6:.G376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Oct 10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7:.G37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Oct 9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78:.G37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Oct 8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9:.G37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Oct 7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80:.G38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Oct 6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1:.G38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Oct 5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2:.G38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Oct 4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83:.G38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Oct 3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84:.G38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Oct 2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5:.G38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Oct 1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6:.G38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Sep 30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7:.G38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Sep 29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8:.G38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Sep 28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9:.G38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Sep 27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0:.G39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Sep 26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1:.G391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Sep 25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92:.G39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Sep 24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3:.G39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Sep 23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4:.G39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Sep 22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5:.G395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Sep 21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96:.G39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Sep 20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397:.G39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Sep 19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398:.G39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Sep 18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399:.G39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Sep 17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00:.G40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Sep 16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01:.G4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Sep 15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02:.G4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Sep 14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03:.G4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Sep 13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04:.G4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Sep 12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05:.G4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Sep 11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06:.G4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Sep 10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07:.G4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Sep 9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08:.G4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Sep 8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09:.G4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Sep 7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10:.G4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Sep 6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11:.G4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Sep 5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12:.G4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Sep 4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Sep 3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Sep 2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Sep 1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Aug 31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Aug 30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Aug 29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Aug 28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Aug 27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Aug 26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Aug 25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Aug 24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Aug 23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Aug 22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Aug 21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Aug 20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Aug 19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Aug 18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Aug 17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Aug 16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Aug 15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Aug 14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Aug 13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Aug 12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Aug 11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Aug 10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Aug 9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Aug 8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Aug 7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Aug 6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Aug 5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Aug 4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Aug 3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Aug 2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Aug 1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7:.G44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Jul 31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48:.G44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Jul 30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9:.G44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Jul 29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0:.G45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Jul 28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51:.G45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Jul 27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52:.G45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Jul 26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3:.G45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Jul 25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54:.G45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Jul 24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55:.G45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Jul 23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6:.G45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Jul 22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57:.G45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Jul 21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58:.G45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Jul 20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9:.G45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Jul 19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60:.G46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Jul 18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1:.G46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Jul 17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62:.G46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Jul 16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3:.G46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Jul 15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64:.G46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Jul 14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5:.G46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Jul 13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66:.G46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Jul 12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67:.G46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Jul 11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8:.G46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Jul 10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69:.G46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Jul 9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70:.G470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Jul 8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1:.G47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Jul 7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2:.G47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Jul 6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73:.G47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Jul 5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74:.G47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Jul 4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5:.G47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Jul 3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76:.G47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Jul 2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7:.G47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Jul 1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8:.G47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Jun 30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9:.G47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Jun 29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0:.G48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Jun 28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1:.G48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Jun 27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2:.G48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Jun 26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3:.G48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Jun 25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4:.G48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Jun 24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5:.G48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Jun 23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6:.G48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Jun 22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7:.G48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Jun 21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8:.G48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Jun 20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89:.G48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Jun 19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0:.G49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Jun 18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1:.G49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Jun 17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2:.G49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Jun 16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3:.G49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Jun 15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4:.G49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Jun 14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95:.G49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Jun 13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96:.G49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Jun 12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7:.G49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Jun 11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98:.G49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Jun 10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499:.G49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Jun 9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0:.G50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Jun 8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1:.G50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Jun 7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2:.G50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Jun 6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03:.G50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Jun 5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4:.G50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Jun 4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5:.G50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Jun 3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6:.G50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Jun 2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7:.G50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Jun 1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8:.G50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May 31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9:.G50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May 30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0:.G51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May 29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1:.G51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May 28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12:.G51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May 27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3:.G513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May 26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4:.G51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May 25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5:.G51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May 24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16:.G51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May 23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17:.G517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May 22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8:.G51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May 21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19:.G51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May 20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20:.G52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May 19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1:.G52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May 18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2:.G52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May 17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3:.G52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May 16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4:.G52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May 15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25:.G52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May 14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26:.G52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May 13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27:.G52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May 12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28:.G52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May 11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9:.G52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May 10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0:.G53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May 9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1:.G531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May 8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2:.G53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May 7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3:.G53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May 6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4:.G53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May 5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5:.G53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May 4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6:.G53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May 3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7:.G53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May 2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8:.G53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May 1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9:.G53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Apr 30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0:.G54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Apr 29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1:.G541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Apr 28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2:.G54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Apr 27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3:.G54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Apr 26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4:.G54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Apr 25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Apr 24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6:.G54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Apr 23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47:.G54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Apr 22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8:.G54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Apr 21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9:.G54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Apr 20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0:.G55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Apr 19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1:.G55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Apr 18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2:.G55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Apr 17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3:.G55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Apr 16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4:.G55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Apr 15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55:.G55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Apr 14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56:.G55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Apr 13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7:.G55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Apr 12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8:.G55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Apr 11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9:.G55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Apr 10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0:.G56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Apr 9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1:.G56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Apr 8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62:.G56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Apr 7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3:.G56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Apr 6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64:.G56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Apr 5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65:.G56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Apr 4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6:.G56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Apr 3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67:.G56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Apr 2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68:.G56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Apr 1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9:.G569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Mar 31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70:.G570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Mar 30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71:.G57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Mar 29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2:.G57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Mar 28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3:.G57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Mar 27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4:.G57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Mar 26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5:.G57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Mar 25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6:.G57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Mar 24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7:.G57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Mar 23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8:.G57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Mar 22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9:.G579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Mar 21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0:.G58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Mar 20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1:.G58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Mar 19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2:.G58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Mar 18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83:.G58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Mar 17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4:.G58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Mar 16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5:.G58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Mar 15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6:.G58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Mar 14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87:.G58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Mar 13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88:.G58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Mar 12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89:.G58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Mar 11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0:.G59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Mar 10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1:.G59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Mar 9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2:.G59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Mar 8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3:.G59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Mar 7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94:.G59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Mar 6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95:.G59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Mar 5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6:.G59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Mar 4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97:.G59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Mar 3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98:.G59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Mar 2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99:.G59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Mar 1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0:.G60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Feb 28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1:.G60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Feb 27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2:.G60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Feb 26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03:.G60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Feb 25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4:.G60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Feb 24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5:.G60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Feb 23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6:.G60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Feb 22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7:.G60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Feb 21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08:.G60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Feb 20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9:.G60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Feb 19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0:.G61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Feb 18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1:.G61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Feb 17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2:.G61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Feb 16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3:.G61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Feb 15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4:.G61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Feb 14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5:.G61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Feb 13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6:.G61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Feb 12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7:.G61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Feb 11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18:.G61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Feb 10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9:.G61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Feb 9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20:.G620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Feb 8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1:.G62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Feb 7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22:.G62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Feb 6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23:.G62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Feb 5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4:.G62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Feb 4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5:.G62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Feb 3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6:.G62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Feb 2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27:.G62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Feb 1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28:.G62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Jan 31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29:.G62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Jan 30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0:.G63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Jan 29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1:.G63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Jan 28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2:.G63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Jan 27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3:.G63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Jan 26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4:.G63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Jan 25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5:.G63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Jan 24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6:.G63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Jan 23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7:.G63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Jan 22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38:.G63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Jan 21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39:.G63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Jan 20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0:.G64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Jan 19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1:.G64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Jan 18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2:.G64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Jan 17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3:.G64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Jan 16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44:.G64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Jan 15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5:.G64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Jan 14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46:.G64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Jan 13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7:.G64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Jan 12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8:.G64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Jan 11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49:.G649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Jan 10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0:.G65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Jan 9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1:.G65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Jan 8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2:.G65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Jan 7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3:.G65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Jan 6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54:.G65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Jan 5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55:.G655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Jan 4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6:.G65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Jan 3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7:.G65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Jan 2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8:.G65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Jan 1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9:.G65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Dec 31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60:.G66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Dec 30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1:.G66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Dec 29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2:.G66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Dec 28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63:.G66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Dec 27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64:.G66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Dec 26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65:.G66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Dec 25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6:.G66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Dec 24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7:.G66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Dec 23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8:.G66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Dec 22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9:.G66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Dec 21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0:.G67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Dec 20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1:.G67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Dec 19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2:.G67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Dec 18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73:.G67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Dec 17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4:.G674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Dec 16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5:.G67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Dec 15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6:.G67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Dec 14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7:.G67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Dec 13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78:.G67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Dec 12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9:.G67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Dec 11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0:.G6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Dec 10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1:.G68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Dec 9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82:.G68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Dec 8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83:.G68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Dec 7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4:.G68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Dec 6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5:.G68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Dec 5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86:.G68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Dec 4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7:.G68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Dec 3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88:.G68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Dec 2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9:.G689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Dec 1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0:.G69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Nov 30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91:.G69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Nov 29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2:.G69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Nov 28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3:.G69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Nov 27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4:.G69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Nov 26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95:.G695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Nov 25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6:.G69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Nov 24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7:.G69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Nov 23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98:.G69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Nov 22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9:.G69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Nov 21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0:.G70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Nov 20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01:.G701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Nov 19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2:.G70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Nov 18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3:.G70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Nov 17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4:.G70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Nov 16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5:.G70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Nov 15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6:.G70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Nov 14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07:.G70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Nov 13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8:.G70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Nov 12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9:.G70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Nov 11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0:.G71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Nov 10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1:.G71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Nov 9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2:.G71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Nov 8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3:.G71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Nov 7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4:.G71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Nov 6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5:.G71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Nov 5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6:.G71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Nov 4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7:.G71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Nov 3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8:.G71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Nov 2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19:.G71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Nov 1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0:.G72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Oct 31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21:.G72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Oct 30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2:.G72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Oct 29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3:.G72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Oct 28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24:.G72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Oct 27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5:.G7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Oct 26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26:.G72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Oct 25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7:.G72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Oct 24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8:.G728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Oct 23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29:.G72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Oct 22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30:.G73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Oct 21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1:.G73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Oct 20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32:.G73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Oct 19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3:.G73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Oct 18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4:.G73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Oct 17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5:.G73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Oct 16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6:.G73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Oct 15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7:.G73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Oct 14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8:.G73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Oct 13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39:.G73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Oct 12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0:.G74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Oct 11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1:.G74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Oct 10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2:.G74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Oct 9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3:.G74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Oct 8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44:.G74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Oct 7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5:.G74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Oct 6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6:.G746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Oct 5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7:.G74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Oct 4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8:.G74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Oct 3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Oct 2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0:.G75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Oct 1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1:.G75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Sep 30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2:.G75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Sep 29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3:.G75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Sep 28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54:.G75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Sep 27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55:.G75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Sep 26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56:.G756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Sep 25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7:.G75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Sep 24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8:.G75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Sep 23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9:.G75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Sep 22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0:.G76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Sep 21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1:.G76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Sep 20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2:.G76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Sep 19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63:.G76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Sep 18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4:.G76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Sep 17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5:.G76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Sep 16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6:.G76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Sep 15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7:.G76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Sep 14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8:.G76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Sep 13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9:.G76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Sep 12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0:.G77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Sep 11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1:.G771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Sep 10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2:.G77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Sep 9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3:.G77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Sep 8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4:.G77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Sep 7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5:.G77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Sep 6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76:.G77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Sep 5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7:.G77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Sep 4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78:.G77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Sep 3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9:.G77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Sep 2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0:.G78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Sep 1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1:.G78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Aug 31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2:.G78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Aug 30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3:.G78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Aug 29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4:.G78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Aug 28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5:.G78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Aug 27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86:.G78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Aug 26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87:.G78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Aug 25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8:.G78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Aug 24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9:.G78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Aug 23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0:.G79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Aug 22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1:.G79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Aug 21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2:.G79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Aug 20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3:.G79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Aug 19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94:.G79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Aug 18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5:.G79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Aug 17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6:.G79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Aug 16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7:.G79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Aug 15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98:.G79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Aug 14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9:.G79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Aug 13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0:.G80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Aug 12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1:.G80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Aug 11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02:.G80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Aug 10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3:.G80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Aug 9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4:.G80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Aug 8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5:.G80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Aug 7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6:.G80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Aug 6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07:.G807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Aug 5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08:.G80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Aug 4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09:.G80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Aug 3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0:.G81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Aug 2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1:.G81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Aug 1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2:.G81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Jul 31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3:.G81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Jul 30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14:.G81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Jul 29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5:.G815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Jul 28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6:.G81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Jul 27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7:.G81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Jul 26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18:.G81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Jul 25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19:.G81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Jul 24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20:.G82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Jul 23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1:.G82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Jul 22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2:.G82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Jul 21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23:.G82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Jul 20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24:.G82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Jul 19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5:.G825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Jul 18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26:.G826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Jul 17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7:.G82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Jul 16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28:.G82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Jul 15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9:.G82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Jul 14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30:.G83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Jul 13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31:.G83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Jul 12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2:.G83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Jul 11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3:.G83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Jul 10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34:.G83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Jul 9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35:.G83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Jul 8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6:.G83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Jul 7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37:.G83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Jul 6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38:.G83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Jul 5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39:.G83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Jul 4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0:.G84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Jul 3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1:.G84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Jul 2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2:.G84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Jul 1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43:.G84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Jun 30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4:.G84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Jun 29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5:.G84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Jun 28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6:.G84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Jun 27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7:.G84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Jun 26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48:.G84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Jun 25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49:.G84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Jun 24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50:.G85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Jun 23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51:.G85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Jun 22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2:.G852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Jun 21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3:.G85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Jun 20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4:.G85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Jun 19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5:.G85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Jun 18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56:.G85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Jun 17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7:.G85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Jun 16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58:.G85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Jun 15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9:.G85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Jun 14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0:.G86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Jun 13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1:.G86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Jun 12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2:.G86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Jun 11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3:.G86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Jun 10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4:.G86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Jun 9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5:.G86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Jun 8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66:.G86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Jun 7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7:.G86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Jun 6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8:.G86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Jun 5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69:.G86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Jun 4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0:.G87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Jun 3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1:.G87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Jun 2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72:.G87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Jun 1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3:.G87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May 31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4:.G87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May 30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5:.G87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May 29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6:.G87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May 28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77:.G87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May 27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8:.G87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May 26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9:.G87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May 25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0:.G88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May 24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1:.G881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May 23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2:.G88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May 22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3:.G88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May 21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84:.G88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May 20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5:.G88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May 19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6:.G88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May 18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7:.G88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May 17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8:.G888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May 16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9:.G88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May 15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0:.G89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May 14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1:.G891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May 13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2:.G892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May 12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3:.G893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May 11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4:.G89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May 10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5:.G89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May 9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6:.G896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May 8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7:.G89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May 7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8:.G89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May 6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9:.G89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May 5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0:.G90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May 4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1:.G901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May 3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02:.G90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May 2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03:.G90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May 1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4:.G90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Apr 30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5:.G90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Apr 29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6:.G90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Apr 28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07:.G90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Apr 27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8:.G90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Apr 26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9:.G90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Apr 25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0:.G91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Apr 24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1:.G91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Apr 23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2:.G91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Apr 22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13:.G91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Apr 21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4:.G91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Apr 20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5:.G91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Apr 19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6:.G91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Apr 18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7:.G91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Apr 17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18:.G91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Apr 16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19:.G91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Apr 15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0:.G92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Apr 14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21:.G92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Apr 13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22:.G92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Apr 12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3:.G92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Apr 11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24:.G924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Apr 10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5:.G92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Apr 9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6:.G92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Apr 8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7:.G92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Apr 7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8:.G92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Apr 6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9:.G92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Apr 5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30:.G93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Apr 4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1:.G93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Apr 3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2:.G93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Apr 2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3:.G93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Apr 1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4:.G93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Mar 31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5:.G93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Mar 30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6:.G93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Mar 29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7:.G93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Mar 28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38:.G93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Mar 27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9:.G93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Mar 26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0:.G94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Mar 25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1:.G94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Mar 24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2:.G94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Mar 23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3:.G94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Mar 22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4:.G94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Mar 21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45:.G94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Mar 20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6:.G94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Mar 19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7:.G94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Mar 18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8:.G94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Mar 17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9:.G94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Mar 16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0:.G95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Mar 15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1:.G95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Mar 14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2:.G95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Mar 13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3:.G95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Mar 12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4:.G95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Mar 11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5:.G95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Mar 10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6:.G95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Mar 9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7:.G95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Mar 8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58:.G95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Mar 7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9:.G95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Mar 6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60:.G96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Mar 5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61:.G96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Mar 4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2:.G96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Mar 3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3:.G96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Mar 2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64:.G96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Mar 1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65:.G96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Feb 28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6:.G96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Feb 27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7:.G96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Feb 26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8:.G968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Feb 25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69:.G96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Feb 24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0:.G97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Feb 23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1:.G97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Feb 22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2:.G97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Feb 21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3:.G97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Feb 20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4:.G97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Feb 19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5:.G97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Feb 18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6:.G97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Feb 17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7:.G97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Feb 16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78:.G97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Feb 15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79:.G97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Feb 14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0:.G98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Feb 13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1:.G98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Feb 12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2:.G98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Feb 11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83:.G98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Feb 10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84:.G98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Feb 9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85:.G985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Feb 8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6:.G98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Feb 7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7:.G98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Feb 6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8:.G98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Feb 5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9:.G98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Feb 4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90:.G99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Feb 3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1:.G99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Feb 2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2:.G992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Feb 1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3:.G99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Jan 31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94:.G99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Jan 30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5:.G99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Jan 29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6:.G99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Jan 28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7:.G99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Jan 27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8:.G99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Jan 26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99:.G99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Jan 25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0:.G100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Jan 24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1:.G100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Jan 23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2:.G100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Jan 22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03:.G100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Jan 21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4:.G100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Jan 20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5:.G100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Jan 19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6:.G100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Jan 18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07:.G1007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Jan 17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8:.G100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Jan 16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9:.G100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Jan 15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10:.G101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Jan 14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1:.G101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Jan 13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2:.G101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Jan 12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13:.G101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Jan 11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4:.G101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Jan 10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5:.G101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Jan 9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6:.G101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Jan 8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7:.G101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Jan 7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8:.G101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Jan 6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19:.G101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Jan 5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0:.G102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Jan 4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1:.G1021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Jan 3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2:.G102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Jan 2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3:.G102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Jan 1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4:.G102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Dec 31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5:.G102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Dec 30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26:.G1026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Dec 29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7:.G102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Dec 28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28:.G102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Dec 27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9:.G102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Dec 26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0:.G103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Dec 25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1:.G103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Dec 24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2:.G103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Dec 23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3:.G1033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Dec 22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4:.G103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Dec 21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5:.G1035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Dec 20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36:.G103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Dec 19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37:.G103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Dec 18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8:.G103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Dec 17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39:.G103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Dec 16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40:.G1040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Dec 15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1:.G104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Dec 14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2:.G104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Dec 13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3:.G104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Dec 12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44:.G104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Dec 11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5:.G1045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Dec 10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6:.G104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Dec 9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7:.G104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Dec 8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48:.G1048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Dec 7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49:.G1049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Dec 6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0:.G105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Dec 5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1:.G105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Dec 4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2:.G105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Dec 3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3:.G105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Dec 2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54:.G105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Dec 1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5:.G105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Nov 30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6:.G105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Nov 29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7:.G105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Nov 28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8:.G105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Nov 27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59:.G1059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Nov 26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0:.G106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Nov 25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1:.G106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Nov 24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2:.G106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Nov 23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63:.G106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Nov 22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4:.G106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Nov 21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65:.G106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Nov 20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66:.G106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Nov 19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7:.G106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Nov 18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68:.G106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Nov 17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9:.G106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Nov 16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0:.G107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Nov 15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1:.G107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Nov 14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2:.G107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Nov 13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73:.G107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Nov 12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4:.G107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Nov 11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75:.G107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Nov 10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6:.G107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Nov 9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77:.G107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Nov 8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78:.G107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Nov 7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79:.G107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Nov 6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0:.G108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Nov 5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1:.G108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Nov 4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2:.G108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Nov 3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3:.G108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Nov 2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4:.G108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Nov 1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5:.G108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Oct 31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6:.G108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Oct 30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87:.G108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Oct 29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8:.G108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Oct 28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89:.G108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Oct 27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0:.G109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Oct 26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1:.G109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Oct 25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2:.G109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Oct 24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3:.G109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Oct 23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4:.G109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Oct 22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5:.G109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Oct 21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6:.G109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Oct 20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7:.G1097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Oct 19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8:.G109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Oct 18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9:.G109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Oct 17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00:.G1100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Oct 16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1:.G110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Oct 15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02:.G110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Oct 14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03:.G110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Oct 13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4:.G110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Oct 12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5:.G110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Oct 11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6:.G110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Oct 10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7:.G110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Oct 9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8:.G110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Oct 8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9:.G110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Oct 7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0:.G111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Oct 6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1:.G111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Oct 5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2:.G111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Oct 4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3:.G111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Oct 3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14:.G1114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Oct 2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5:.G111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Oct 1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6:.G111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Sep 30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7:.G111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Sep 29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18:.G111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Sep 28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19:.G111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Sep 27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0:.G112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Sep 26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1:.G112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Sep 25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22:.G112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Sep 24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23:.G1123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Sep 23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4:.G112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Sep 22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5:.G112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Sep 21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6:.G112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Sep 20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7:.G112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Sep 19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28:.G112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Sep 18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29:.G112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Sep 17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0:.G113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Sep 16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1:.G113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Sep 15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2:.G113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Sep 14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3:.G113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Sep 13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4:.G113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Sep 12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5:.G113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Sep 11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6:.G113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Sep 10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37:.G113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Sep 9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38:.G113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Sep 8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39:.G113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Sep 7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0:.G114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Sep 6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1:.G114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Sep 5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2:.G114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Sep 4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3:.G114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Sep 3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44:.G1144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Sep 2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5:.G114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Sep 1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6:.G114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Aug 31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47:.G114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Aug 30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8:.G1148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Aug 29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49:.G114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Aug 28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0:.G115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Aug 27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51:.G115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Aug 26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2:.G115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Aug 25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3:.G115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Aug 24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4:.G115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Aug 23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5:.G115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Aug 22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6:.G115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Aug 21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7:.G115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Aug 20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8:.G115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Aug 19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59:.G115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Aug 18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0:.G116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Aug 17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61:.G1161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Aug 16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2:.G116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Aug 15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3:.G116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Aug 14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4:.G116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Aug 13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5:.G116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Aug 12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6:.G1166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Aug 11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7:.G1167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Aug 10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68:.G116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Aug 9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9:.G116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Aug 8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0:.G117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Aug 7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71:.G117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Aug 6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2:.G117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Aug 5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3:.G117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Aug 4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4:.G117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Aug 3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5:.G117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Aug 2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6:.G117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Aug 1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7:.G117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Jul 31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8:.G117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Jul 30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79:.G117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Jul 29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0:.G118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Jul 28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1:.G118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Jul 27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82:.G118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Jul 26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83:.G118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Jul 25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4:.G118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Jul 24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5:.G118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Jul 23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6:.G1186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Jul 22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87:.G118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Jul 21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8:.G118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Jul 20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189:.G1189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Jul 19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0:.G119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Jul 18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91:.G119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Jul 17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2:.G1192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Jul 16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3:.G119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Jul 15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4:.G119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Jul 14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5:.G119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Jul 13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96:.G119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Jul 12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7:.G119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Jul 11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8:.G119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Jul 10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99:.G119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Jul 9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0:.G120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Jul 8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1:.G120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Jul 7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2:.G120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Jul 6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3:.G120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Jul 5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4:.G120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Jul 4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05:.G120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Jul 3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06:.G120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Jul 2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7:.G1207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Jul 1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8:.G120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Jun 30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9:.G120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Jun 29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0:.G121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Jun 28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1:.G121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Jun 27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2:.G1212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Jun 26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3:.G121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Jun 25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4:.G121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Jun 24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15:.G121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Jun 23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6:.G121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Jun 22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7:.G121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Jun 21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8:.G121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Jun 20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9:.G121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Jun 19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0:.G122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Jun 18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1:.G122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Jun 17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2:.G122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Jun 16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3:.G122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Jun 15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4:.G122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Jun 14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5:.G122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Jun 13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6:.G122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Jun 12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7:.G122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Jun 11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28:.G1228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Jun 10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29:.G122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Jun 9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30:.G123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Jun 8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1:.G123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Jun 7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2:.G123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Jun 6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3:.G123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Jun 5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4:.G123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Jun 4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5:.G123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Jun 3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36:.G123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Jun 2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7:.G123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Jun 1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38:.G123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May 31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9:.G123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May 30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0:.G124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May 29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1:.G124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May 28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2:.G124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May 27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43:.G124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May 26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4:.G124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May 25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5:.G1245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May 24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6:.G124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May 23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7:.G1247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May 22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8:.G124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May 21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49:.G124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May 20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0:.G125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May 19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1:.G125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May 18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2:.G125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May 17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3:.G125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May 16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4:.G125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May 15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5:.G125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May 14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56:.G125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May 13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7:.G125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May 12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58:.G125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May 11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59:.G125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May 10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0:.G126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May 9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1:.G126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May 8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2:.G1262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May 7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3:.G126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May 6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4:.G126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May 5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5:.G126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May 4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6:.G126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May 3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7:.G126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May 2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8:.G126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May 1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9:.G126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Apr 30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70:.G127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Apr 29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1:.G127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Apr 28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2:.G127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Apr 27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3:.G127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Apr 26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4:.G127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Apr 25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5:.G127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Apr 24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76:.G127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Apr 23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7:.G127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Apr 22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8:.G127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Apr 21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9:.G127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Apr 20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80:.G128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Apr 19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1:.G128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Apr 18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2:.G128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Apr 17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3:.G1283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Apr 16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4:.G128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Apr 15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5:.G128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Apr 14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6:.G128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Apr 13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7:.G128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Apr 12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8:.G128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Apr 11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89:.G128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Apr 10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0:.G129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Apr 9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1:.G129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Apr 8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2:.G129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Apr 7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3:.G129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Apr 6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4:.G129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Apr 5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95:.G129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Apr 4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6:.G129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Apr 3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7:.G129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Apr 2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8:.G129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Apr 1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99:.G129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Mar 31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0:.G1300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Mar 30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01:.G130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Mar 29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2:.G130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Mar 28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3:.G130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Mar 27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04:.G130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Mar 26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5:.G130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Mar 25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6:.G130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Mar 24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7:.G130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Mar 23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08:.G130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Mar 22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9:.G130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Mar 21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0:.G131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Mar 20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1:.G1311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Mar 19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2:.G131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Mar 18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13:.G131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Mar 17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4:.G131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Mar 16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5:.G131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Mar 15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6:.G131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Mar 14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7:.G131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Mar 13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8:.G131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Mar 12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9:.G131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Mar 11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0:.G132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Mar 10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1:.G132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Mar 9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22:.G132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Mar 8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3:.G132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Mar 7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4:.G132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Mar 6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5:.G132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Mar 5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6:.G132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Mar 4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7:.G132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Mar 3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28:.G1328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Mar 2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9:.G132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Mar 1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0:.G133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Feb 29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31:.G133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Feb 28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2:.G133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Feb 27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3:.G133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Feb 26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4:.G133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Feb 25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5:.G133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Feb 24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6:.G133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Feb 23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37:.G133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Feb 22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8:.G133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Feb 21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39:.G133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Feb 20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0:.G134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Feb 19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1:.G134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Feb 18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2:.G1342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Feb 17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3:.G134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Feb 16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4:.G134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Feb 15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5:.G134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Feb 14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6:.G134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Feb 13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7:.G134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Feb 12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8:.G134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Feb 11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49:.G134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Feb 10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0:.G135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Feb 9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1:.G135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Feb 8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2:.G135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Feb 7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3:.G135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Feb 6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54:.G135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Feb 5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5:.G135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Feb 4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56:.G135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Feb 3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7:.G135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Feb 2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8:.G135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Feb 1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9:.G1359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Jan 31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0:.G136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Jan 30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1:.G136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Jan 29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2:.G136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Jan 28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3:.G136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Jan 27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4:.G136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Jan 26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5:.G136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Jan 25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6:.G136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Jan 24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67:.G136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Jan 23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68:.G136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Jan 22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9:.G136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Jan 21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0:.G137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Jan 20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1:.G137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Jan 19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2:.G137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Jan 18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3:.G137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Jan 17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74:.G137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Jan 16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5:.G137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Jan 15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6:.G137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Jan 14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77:.G137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Jan 13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8:.G137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Jan 12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9:.G137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Jan 11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0:.G13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Jan 10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1:.G138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Jan 9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2:.G138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Jan 8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3:.G138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Jan 7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4:.G138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Jan 6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5:.G138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Jan 5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6:.G138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Jan 4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7:.G138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Jan 3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8:.G138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Jan 2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9:.G138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Jan 1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0:.G139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Dec 31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1:.G139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Dec 30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2:.G139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Dec 29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393:.G1393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Dec 28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4:.G139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Dec 27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5:.G139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Dec 26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6:.G139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Dec 25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97:.G139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Dec 24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8:.G139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Dec 23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9:.G139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Dec 22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0:.G140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Dec 21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1:.G140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Dec 20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2:.G140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Dec 19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03:.G1403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Dec 18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4:.G140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Dec 17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5:.G140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Dec 16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06:.G140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Dec 15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7:.G140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Dec 14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8:.G140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Dec 13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9:.G140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Dec 12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10:.G141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Dec 11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1:.G141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Dec 10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12:.G141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Dec 9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3:.G141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Dec 8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4:.G141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Dec 7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5:.G141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Dec 6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16:.G141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Dec 5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7:.G141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Dec 4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18:.G141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Dec 3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19:.G141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Dec 2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0:.G142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Dec 1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1:.G142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Nov 30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22:.G142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Nov 29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3:.G142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Nov 28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24:.G142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Nov 27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5:.G142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Nov 26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6:.G142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Nov 25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7:.G142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Nov 24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8:.G142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Nov 23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29:.G142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Nov 22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0:.G143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Nov 21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1:.G143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Nov 20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32:.G143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Nov 19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3:.G143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Nov 18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4:.G143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Nov 17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5:.G143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Nov 16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6:.G143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Nov 15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37:.G143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Nov 14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38:.G143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Nov 13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9:.G143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Nov 12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40:.G144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Nov 11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1:.G144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Nov 10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2:.G144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Nov 9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3:.G144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Nov 8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4:.G144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Nov 7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5:.G144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Nov 6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46:.G144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Nov 5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7:.G144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Nov 4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48:.G1448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Nov 3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9:.G144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Nov 2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0:.G145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Nov 1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51:.G145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Oct 31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52:.G145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Oct 30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53:.G145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Oct 29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54:.G145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Oct 28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5:.G145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Oct 27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6:.G145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Oct 26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7:.G145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Oct 25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8:.G145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Oct 24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9:.G145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Oct 23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60:.G146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Oct 22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1:.G146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Oct 21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2:.G146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Oct 20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3:.G146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Oct 19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4:.G146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Oct 18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5:.G1465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Oct 17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6:.G146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Oct 16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7:.G146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Oct 15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8:.G146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Oct 14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69:.G146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Oct 13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0:.G147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Oct 12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1:.G147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Oct 11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2:.G147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Oct 10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3:.G147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Oct 9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74:.G147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Oct 8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5:.G147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Oct 7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76:.G147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Oct 6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7:.G147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Oct 5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8:.G147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Oct 4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79:.G147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Oct 3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0:.G148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Oct 2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1:.G148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Oct 1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82:.G148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Sep 30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3:.G148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Sep 29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4:.G148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Sep 28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5:.G148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Sep 27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6:.G148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Sep 26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7:.G148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Sep 25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8:.G148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Sep 24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9:.G148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Sep 23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90:.G149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Sep 22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1:.G149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Sep 21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2:.G149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Sep 20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3:.G149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Sep 19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4:.G149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Sep 18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5:.G149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Sep 17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6:.G149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Sep 16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97:.G149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Sep 15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8:.G149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Sep 14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9:.G149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Sep 13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0:.G150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Sep 12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01:.G150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Sep 11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02:.G150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Sep 10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3:.G150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Sep 9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4:.G150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Sep 8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05:.G150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Sep 7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6:.G150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Sep 6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07:.G1507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Sep 5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8:.G150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Sep 4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9:.G150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Sep 3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0:.G151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Sep 2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11:.G151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Sep 1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2:.G151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Aug 31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13:.G151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Aug 30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4:.G151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Aug 29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5:.G151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Aug 28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16:.G151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Aug 27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17:.G1517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Aug 26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8:.G151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Aug 25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9:.G151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Aug 24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0:.G152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Aug 23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1:.G152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Aug 22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2:.G152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Aug 21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23:.G152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Aug 20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4:.G152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Aug 19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5:.G152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Aug 18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6:.G152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Aug 17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7:.G152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Aug 16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28:.G152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Aug 15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9:.G152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Aug 14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0:.G153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Aug 13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1:.G153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Aug 12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32:.G153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Aug 11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3:.G153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Aug 10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4:.G153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Aug 9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5:.G153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Aug 8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6:.G153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Aug 7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37:.G1537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Aug 6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38:.G153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Aug 5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9:.G153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Aug 4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0:.G154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Aug 3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1:.G154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Aug 2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2:.G154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Aug 1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3:.G154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Jul 31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44:.G154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Jul 30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5:.G154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Jul 29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6:.G154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Jul 28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7:.G154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Jul 27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8:.G154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Jul 26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9:.G154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Jul 25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0:.G155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Jul 24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1:.G155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Jul 23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2:.G155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Jul 22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3:.G155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Jul 21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4:.G155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Jul 20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5:.G155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Jul 19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6:.G155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Jul 18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57:.G155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Jul 17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8:.G155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Jul 16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9:.G155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Jul 15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0:.G156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Jul 14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1:.G156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Jul 13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62:.G156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Jul 12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3:.G156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Jul 11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64:.G156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Jul 10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5:.G156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Jul 9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6:.G156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Jul 8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7:.G156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Jul 7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8:.G156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Jul 6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9:.G156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Jul 5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70:.G157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Jul 4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1:.G157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Jul 3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2:.G157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Jul 2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3:.G157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Jul 1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4:.G157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Jun 30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5:.G157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Jun 29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6:.G157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Jun 28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77:.G157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Jun 27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78:.G157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Jun 26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9:.G157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Jun 25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0:.G158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Jun 24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1:.G158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Jun 23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2:.G158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Jun 22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3:.G158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Jun 21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4:.G158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Jun 20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85:.G158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Jun 19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6:.G158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Jun 18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7:.G158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Jun 17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8:.G158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Jun 16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9:.G158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Jun 15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0:.G159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Jun 14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1:.G159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Jun 13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2:.G159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Jun 12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3:.G159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Jun 11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4:.G159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Jun 10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5:.G159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Jun 9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96:.G159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Jun 8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7:.G159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Jun 7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98:.G159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Jun 6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99:.G159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Jun 5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0:.G160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Jun 4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01:.G160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Jun 3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02:.G160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Jun 2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3:.G160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Jun 1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4:.G160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May 31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5:.G160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May 30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6:.G160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May 29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7:.G160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May 28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8:.G160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May 27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9:.G160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May 26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0:.G161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May 25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1:.G161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May 24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2:.G161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May 23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3:.G161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May 22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4:.G161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May 21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5:.G161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May 20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6:.G161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May 19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7:.G161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May 18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8:.G161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May 17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9:.G1619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May 16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0:.G162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May 15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1:.G162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May 14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2:.G162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May 13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3:.G162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May 12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4:.G162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May 11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5:.G162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May 10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6:.G162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May 9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7:.G162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May 8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8:.G162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May 7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9:.G162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May 6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0:.G163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May 5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1:.G163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May 4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32:.G163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May 3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3:.G163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May 2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34:.G163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May 1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5:.G163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Apr 30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6:.G163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Apr 29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7:.G163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Apr 28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38:.G163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Apr 27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9:.G163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Apr 26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0:.G164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Apr 25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1:.G164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Apr 24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2:.G164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Apr 23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43:.G164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Apr 22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4:.G164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Apr 21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5:.G164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Apr 20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6:.G164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Apr 19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7:.G164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Apr 18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8:.G164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Apr 17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9:.G164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Apr 16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0:.G165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Apr 15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1:.G165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Apr 14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52:.G1652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Apr 13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3:.G1653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Apr 12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4:.G165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Apr 11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5:.G165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Apr 10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6:.G165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Apr 9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57:.G165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Apr 8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58:.G165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Apr 7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9:.G165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Apr 6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0:.G166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Apr 5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1:.G166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Apr 4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2:.G166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Apr 3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3:.G166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Apr 2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4:.G166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Apr 1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5:.G1665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Mar 31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6:.G166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Mar 30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7:.G166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Mar 29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8:.G166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Mar 28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69:.G166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Mar 27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70:.G167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Mar 26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1:.G167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Mar 25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2:.G167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Mar 24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3:.G167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Mar 23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74:.G167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Mar 22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5:.G167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Mar 21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6:.G167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Mar 20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7:.G167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Mar 19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8:.G167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Mar 18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79:.G167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Mar 17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0:.G168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Mar 16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1:.G168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Mar 15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2:.G168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Mar 14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3:.G1683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Mar 13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4:.G168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Mar 12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5:.G168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Mar 11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6:.G168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Mar 10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7:.G168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Mar 9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8:.G168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Mar 8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89:.G168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Mar 7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0:.G169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Mar 6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1:.G169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Mar 5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92:.G169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Mar 4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3:.G169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Mar 3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4:.G169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Mar 2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95:.G169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Mar 1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6:.G169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Feb 28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7:.G169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Feb 27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8:.G169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Feb 26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9:.G169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Feb 25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0:.G170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Feb 24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1:.G170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Feb 23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2:.G170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Feb 22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3:.G170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Feb 21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4:.G170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Feb 20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5:.G170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Feb 19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6:.G170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Feb 18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7:.G170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Feb 17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08:.G170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Feb 16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9:.G170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Feb 15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0:.G171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Feb 14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1:.G171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Feb 13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2:.G171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Feb 12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13:.G171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Feb 11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4:.G171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Feb 10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5:.G171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Feb 9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6:.G171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Feb 8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17:.G171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Feb 7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8:.G171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Feb 6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19:.G171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Feb 5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0:.G172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Feb 4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1:.G172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Feb 3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2:.G172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Feb 2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3:.G172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Feb 1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4:.G172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Jan 31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25:.G172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Jan 30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6:.G172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Jan 29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7:.G172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Jan 28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8:.G172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Jan 27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9:.G172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Jan 26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0:.G173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Jan 25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1:.G173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Jan 24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2:.G173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Jan 23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3:.G173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Jan 22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34:.G173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Jan 21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5:.G173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Jan 20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6:.G173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Jan 19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7:.G173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Jan 18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8:.G173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Jan 17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9:.G173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Jan 16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40:.G174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Jan 15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1:.G174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Jan 14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2:.G174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Jan 13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43:.G174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Jan 12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4:.G174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Jan 11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5:.G174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Jan 10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6:.G1746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Jan 9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7:.G174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Jan 8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48:.G174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Jan 7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9:.G174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Jan 6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0:.G175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Jan 5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51:.G175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Jan 4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2:.G175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Jan 3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53:.G175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Jan 2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4:.G175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Jan 1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5:.G175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Dec 31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6:.G175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Dec 30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7:.G175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Dec 29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8:.G175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Dec 28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59:.G175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Dec 27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0:.G176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Dec 26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1:.G1761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Dec 25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2:.G176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Dec 24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3:.G176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Dec 23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4:.G176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Dec 22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65:.G176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Dec 21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6:.G176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Dec 20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67:.G176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Dec 19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68:.G176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Dec 18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9:.G176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Dec 17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0:.G177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Dec 16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1:.G177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Dec 15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72:.G177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Dec 14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3:.G177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Dec 13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4:.G177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Dec 12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75:.G1775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Dec 11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6:.G177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Dec 10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7:.G177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Dec 9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8:.G177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Dec 8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9:.G177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Dec 7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0:.G178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Dec 6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1:.G178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Dec 5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82:.G178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Dec 4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83:.G178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Dec 3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84:.G178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Dec 2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785:.G178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Dec 1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6:.G178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Nov 30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87:.G178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Nov 29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8:.G178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Nov 28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9:.G178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Nov 27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0:.G179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Nov 26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91:.G1791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Nov 25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92:.G179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Nov 24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3:.G179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Nov 23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4:.G179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Nov 22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5:.G179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Nov 21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6:.G179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Nov 20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7:.G179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Nov 19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8:.G179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Nov 18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99:.G179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Nov 17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0:.G180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Nov 16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1:.G180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Nov 15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2:.G180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Nov 14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3:.G180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Nov 13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4:.G1804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Nov 12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5:.G180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Nov 11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6:.G1806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Nov 10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7:.G180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Nov 9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8:.G180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Nov 8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9:.G180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Nov 7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0:.G181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Nov 6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11:.G181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Nov 5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2:.G181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Nov 4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3:.G181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Nov 3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4:.G181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Nov 2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15:.G181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Nov 1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6:.G181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Oct 31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7:.G181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Oct 30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8:.G181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Oct 29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9:.G181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Oct 28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20:.G1820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Oct 27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1:.G182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Oct 26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22:.G182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Oct 25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3:.G182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Oct 24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4:.G182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Oct 23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5:.G182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Oct 22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6:.G182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Oct 21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7:.G182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Oct 20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28:.G182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Oct 19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29:.G182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Oct 18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0:.G183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Oct 17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1:.G183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Oct 16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2:.G1832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Oct 15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3:.G183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Oct 14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4:.G183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Oct 13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35:.G183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Oct 12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6:.G183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Oct 11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7:.G183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Oct 10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38:.G183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Oct 9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9:.G1839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Oct 8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0:.G184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Oct 7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1:.G184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Oct 6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2:.G184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Oct 5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3:.G184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Oct 4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4:.G184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Oct 3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5:.G184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Oct 2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6:.G184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Oct 1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7:.G184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Sep 30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8:.G184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Sep 29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9:.G184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Sep 28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0:.G185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Sep 27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1:.G185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Sep 26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2:.G185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Sep 25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3:.G185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Sep 24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4:.G185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Sep 23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5:.G185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Sep 22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6:.G185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Sep 21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7:.G185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Sep 20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8:.G185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Sep 19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59:.G185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Sep 18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60:.G186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Sep 17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1:.G186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Sep 16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2:.G186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Sep 15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3:.G1863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Sep 14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4:.G186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Sep 13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5:.G186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Sep 12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66:.G186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Sep 11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67:.G186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Sep 10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8:.G186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Sep 9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9:.G1869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Sep 8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0:.G187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Sep 7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1:.G187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Sep 6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72:.G1872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Sep 5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73:.G187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Sep 4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4:.G187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Sep 3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5:.G187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Sep 2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6:.G187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Sep 1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77:.G187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Aug 31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78:.G187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Aug 30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79:.G187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Aug 29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0:.G188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Aug 28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1:.G188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Aug 27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2:.G188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Aug 26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3:.G188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Aug 25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4:.G188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Aug 24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5:.G188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Aug 23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6:.G188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Aug 22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7:.G188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Aug 21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88:.G188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Aug 20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9:.G188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Aug 19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0:.G189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Aug 18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1:.G189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Aug 17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2:.G189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Aug 16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3:.G189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Aug 15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4:.G189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Aug 14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5:.G189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Aug 13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6:.G189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Aug 12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7:.G189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Aug 11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8:.G189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Aug 10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99:.G189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Aug 9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0:.G190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Aug 8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1:.G190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Aug 7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2:.G190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Aug 6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3:.G190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Aug 5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4:.G190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Aug 4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05:.G190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Aug 3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6:.G190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Aug 2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7:.G190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Aug 1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8:.G190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Jul 31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9:.G190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Jul 30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0:.G191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Jul 29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1:.G191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Jul 28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12:.G191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Jul 27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3:.G191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Jul 26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14:.G191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Jul 25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5:.G191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Jul 24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6:.G191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Jul 23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7:.G191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Jul 22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8:.G191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Jul 21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9:.G191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Jul 20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0:.G192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Jul 19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21:.G192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Jul 18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2:.G192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Jul 17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3:.G192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Jul 16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4:.G192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Jul 15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5:.G192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Jul 14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26:.G192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Jul 13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7:.G192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Jul 12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8:.G192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Jul 11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9:.G192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Jul 10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0:.G193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Jul 9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31:.G1931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Jul 8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2:.G193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Jul 7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33:.G193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Jul 6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4:.G193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Jul 5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5:.G1935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Jul 4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6:.G193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Jul 3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37:.G193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Jul 2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38:.G193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Jul 1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9:.G193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Jun 30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0:.G194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Jun 29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1:.G194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Jun 28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2:.G194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Jun 27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43:.G1943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Jun 26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4:.G194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Jun 25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5:.G194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Jun 24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6:.G194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Jun 23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7:.G194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Jun 22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48:.G194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Jun 21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9:.G194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Jun 20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50:.G1950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Jun 19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51:.G1951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Jun 18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Jun 17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Jun 16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Jun 15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Jun 14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Jun 13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Jun 12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Jun 11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Jun 10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Jun 9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Jun 8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Jun 7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Jun 6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Jun 5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Jun 4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Jun 3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Jun 2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Jun 1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May 31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May 30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May 29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May 28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May 27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May 26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May 25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May 24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May 23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May 22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May 21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May 20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May 19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May 18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May 17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May 16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May 15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May 14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May 13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May 12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May 11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May 10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May 9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May 8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May 7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May 6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May 5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May 4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May 3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May 2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May 1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Apr 30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Apr 29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Apr 28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Apr 27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Apr 26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Apr 25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Apr 24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Apr 23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Apr 22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Apr 21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Apr 20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Apr 19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Apr 18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Apr 17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Apr 16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Apr 15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Apr 14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Apr 13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Apr 12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Apr 11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Apr 10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Apr 9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Apr 8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Apr 7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Apr 6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Apr 5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Apr 4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Apr 3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Apr 2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Apr 1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Mar 31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Mar 30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Mar 29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Mar 28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Mar 27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Mar 26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Mar 25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Mar 24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Mar 23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Mar 22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Mar 21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Mar 20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Mar 19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Mar 18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Mar 17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Mar 16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Mar 15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Mar 14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Mar 13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Mar 12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Mar 11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Mar 10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Mar 9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Mar 8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Mar 7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Mar 6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Mar 5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Mar 4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Mar 3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Mar 2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Mar 1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Feb 28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Feb 27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Feb 26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Feb 25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Feb 24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Feb 23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Feb 22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Feb 21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Feb 20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Feb 19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Feb 18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Feb 17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Feb 16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Feb 15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Feb 14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Feb 13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Feb 12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Feb 11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Feb 10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Feb 9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Feb 8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Feb 7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Feb 6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Feb 5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Feb 4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Feb 3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Feb 2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Feb 1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Jan 31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Jan 30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Jan 29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Jan 28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Jan 27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Jan 26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Jan 25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Jan 24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Jan 23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Jan 22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Jan 21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Jan 20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Jan 19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Jan 18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Jan 17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Jan 16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Jan 15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Jan 14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Jan 13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Jan 12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Jan 11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Jan 10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Jan 9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Jan 8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Jan 7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Jan 6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Jan 5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Jan 4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Jan 3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Jan 2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Jan 1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Dec 31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Dec 30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Dec 29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Dec 28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Dec 27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Dec 26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Dec 25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Dec 24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Dec 23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Dec 22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Dec 21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Dec 20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Dec 19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Dec 18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Dec 17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Dec 16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Dec 15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Dec 14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Dec 13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Dec 12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Dec 11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Dec 10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Dec 9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Dec 8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Dec 7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Dec 6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Dec 5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Dec 4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Dec 3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Dec 2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Dec 1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Nov 30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Nov 29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Nov 28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Nov 27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Nov 26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Nov 25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Nov 24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Nov 23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Nov 22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Nov 21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Nov 20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Nov 19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Nov 18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Nov 17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Nov 16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Nov 15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Nov 14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Nov 13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Nov 12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Nov 11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Nov 10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Nov 9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Nov 8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Nov 7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Nov 6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Nov 5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Nov 4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Nov 3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Nov 2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Nov 1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Oct 31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Oct 30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Oct 29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Oct 28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Oct 27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Oct 26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Oct 25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Oct 24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Oct 23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Oct 22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Oct 21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Oct 20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Oct 19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Oct 18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Oct 17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Oct 16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Oct 15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Oct 14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Oct 13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Oct 12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Oct 11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Oct 10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Oct 9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Oct 8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Oct 7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Oct 6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Oct 5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Oct 4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Oct 3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Oct 2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Oct 1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Sep 30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Sep 29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Sep 28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Sep 27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Sep 26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Sep 25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Sep 24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Sep 23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Sep 22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Sep 21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Sep 20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Sep 19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Sep 18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Sep 17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Sep 16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Sep 15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Sep 14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Sep 13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Sep 12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Sep 11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Sep 10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Sep 9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Sep 8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Sep 7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Sep 6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Sep 5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Sep 4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Sep 3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Sep 2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Sep 1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Aug 31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Aug 30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Aug 29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Aug 28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Aug 27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Aug 26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Aug 25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Aug 24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Aug 23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Aug 22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Aug 21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Aug 20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Aug 19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Aug 18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Aug 17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Aug 16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Aug 15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Aug 14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Aug 13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Aug 12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Aug 11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Aug 10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Aug 9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Aug 8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Aug 7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Aug 6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Aug 5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Aug 4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Aug 3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Aug 2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Aug 1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Jul 31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Jul 30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Jul 29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Jul 28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Jul 27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Jul 26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Jul 25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Jul 24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Jul 23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Jul 22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Jul 21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Jul 20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Jul 19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Jul 18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Jul 17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Jul 16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Jul 15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Jul 14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Jul 13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Jul 12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Jul 11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Jul 10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Jul 9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Jul 8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Jul 7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Jul 6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Jul 5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Jul 4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Jul 3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Jul 2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Jul 1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Jun 30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Jun 29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Jun 28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Jun 27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Jun 26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Jun 25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Jun 24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Jun 23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Jun 22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Jun 21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Jun 20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Jun 19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Jun 18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Jun 17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Jun 16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Jun 15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Jun 14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Jun 13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Jun 12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Jun 11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Jun 10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Jun 9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Jun 8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Jun 7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Jun 6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Jun 5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Jun 4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Jun 3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Jun 2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Jun 1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May 31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May 30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May 29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May 28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May 27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May 26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May 25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May 24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May 23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May 22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May 21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May 20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May 19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May 18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May 17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May 16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May 15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May 14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May 13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May 12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May 11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May 10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May 9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May 8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May 7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May 6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May 5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May 4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May 3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May 2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May 1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Apr 30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Apr 29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Apr 28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Apr 27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Apr 26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Apr 25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Apr 24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Apr 23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Apr 22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Apr 21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Apr 20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Apr 19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Apr 18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Apr 17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Apr 16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Apr 15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Apr 14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Apr 13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Apr 12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Apr 11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Apr 10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Apr 9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Apr 8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Apr 7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Apr 6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Apr 5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Apr 4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Apr 3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Apr 2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Apr 1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Mar 31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Mar 30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Mar 29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Mar 28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Mar 27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Mar 26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Mar 25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Mar 24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Mar 23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Mar 22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Mar 21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Mar 20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Mar 19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Mar 18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Mar 17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Mar 16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Mar 15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Mar 14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Mar 13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Mar 12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Mar 11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Mar 10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Mar 9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Mar 8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Mar 7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Mar 6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Mar 5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Mar 4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Mar 3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Mar 2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Mar 1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Feb 28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Feb 27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Feb 26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Feb 25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Feb 24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Feb 23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Feb 22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Feb 21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Feb 20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Feb 19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Feb 18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Feb 17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Feb 16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Feb 15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Feb 14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Feb 13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Feb 12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Feb 11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Feb 10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Feb 9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Feb 8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Feb 7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Feb 6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Feb 5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Feb 4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Feb 3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Feb 2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Feb 1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Jan 31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Jan 30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Jan 29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Jan 28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Jan 27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Jan 26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Jan 25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Jan 24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Jan 23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Jan 22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Jan 21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Jan 20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Jan 19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Jan 18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Jan 17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Jan 16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Jan 15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Jan 14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Jan 13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Jan 12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Jan 11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Jan 10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Jan 9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Jan 8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Jan 7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Jan 6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Jan 5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Jan 4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Jan 3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Jan 2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Jan 1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Dec 31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Dec 30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Dec 29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Dec 28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Dec 27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Dec 26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Dec 25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Dec 24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Dec 23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Dec 22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Dec 21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Dec 20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Dec 19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Dec 18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Dec 17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Dec 16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Dec 15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Dec 14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Dec 13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Dec 12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5.67pt" svg:height="13.32pt" svg:x="42.43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1" calcext:value-type="float">
            <text:p>1</text:p>
          </table:table-cell>
          <table:table-cell table:style-name="ce29" table:formula="of:=COUNTIF(Last50;[.A2])" office:value-type="float" office:value="4" calcext:value-type="float">
            <text:p>4</text:p>
          </table:table-cell>
          <table:table-cell table:style-name="ce30" table:formula="of:=COUNTIF(Last100;[.A2])" office:value-type="float" office:value="8" calcext:value-type="float">
            <text:p>8</text:p>
          </table:table-cell>
          <table:table-cell table:style-name="ce31" table:formula="of:=COUNTIF([$Results.C5:$Results.G1951];1)" office:value-type="float" office:value="253" calcext:value-type="float">
            <text:p>253</text:p>
          </table:table-cell>
          <table:table-cell table:style-name="ce32" table:formula="of:=VALUE(50/[.D2])" office:value-type="float" office:value="12.5" calcext:value-type="float">
            <text:p>12.5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>
            <text:p/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0" calcext:value-type="float">
            <text:p>0</text:p>
          </table:table-cell>
          <table:table-cell table:style-name="ce28" table:formula="of:=COUNTIF(Last12;[.A3])" office:value-type="float" office:value="3" calcext:value-type="float">
            <text:p>3</text:p>
          </table:table-cell>
          <table:table-cell table:style-name="ce29" table:formula="of:=COUNTIF(Last50;[.A3])" office:value-type="float" office:value="9" calcext:value-type="float">
            <text:p>9</text:p>
          </table:table-cell>
          <table:table-cell table:style-name="ce30" table:formula="of:=COUNTIF(Last100;[.A3])" office:value-type="float" office:value="19" calcext:value-type="float">
            <text:p>19</text:p>
          </table:table-cell>
          <table:table-cell table:style-name="ce31" table:formula="of:=COUNTIF([$Results.C5:$Results.G1951];2)" office:value-type="float" office:value="283" calcext:value-type="float">
            <text:p>283</text:p>
          </table:table-cell>
          <table:table-cell table:style-name="ce32" table:formula="of:=VALUE(50/[.D3])" office:value-type="float" office:value="5.55555555555556" calcext:value-type="float">
            <text:p>5.55555555555556</text:p>
          </table:table-cell>
          <table:table-cell table:style-name="ce1" table:formula="of:=IF([.B3]=0;[.$A3];&quot;&quot;)" office:value-type="float" office:value="2" calcext:value-type="float">
            <text:p>2</text:p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1" calcext:value-type="float">
            <text:p>1</text:p>
          </table:table-cell>
          <table:table-cell table:style-name="ce28" table:formula="of:=COUNTIF(Last12;[.A4])" office:value-type="float" office:value="1" calcext:value-type="float">
            <text:p>1</text:p>
          </table:table-cell>
          <table:table-cell table:style-name="ce29" table:formula="of:=COUNTIF(Last50;[.A4])" office:value-type="float" office:value="3" calcext:value-type="float">
            <text:p>3</text:p>
          </table:table-cell>
          <table:table-cell table:style-name="ce30" table:formula="of:=COUNTIF(Last100;[.A4])" office:value-type="float" office:value="11" calcext:value-type="float">
            <text:p>11</text:p>
          </table:table-cell>
          <table:table-cell table:style-name="ce31" table:formula="of:=COUNTIF([$Results.C5:$Results.G11951];3)" office:value-type="float" office:value="278" calcext:value-type="float">
            <text:p>278</text:p>
          </table:table-cell>
          <table:table-cell table:style-name="ce32" table:formula="of:=VALUE(50/[.D4])" office:value-type="float" office:value="16.6666666666667" calcext:value-type="float">
            <text:p>16.6666666666667</text:p>
          </table:table-cell>
          <table:table-cell table:style-name="ce1" table:formula="of:=IF([.B4]=0;[.$A4];&quot;&quot;)">
            <text:p/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1" calcext:value-type="float">
            <text:p>1</text:p>
          </table:table-cell>
          <table:table-cell table:style-name="ce29" table:formula="of:=COUNTIF(Last50;[.A5])" office:value-type="float" office:value="10" calcext:value-type="float">
            <text:p>10</text:p>
          </table:table-cell>
          <table:table-cell table:style-name="ce30" table:formula="of:=COUNTIF(Last100;[.A5])" office:value-type="float" office:value="12" calcext:value-type="float">
            <text:p>12</text:p>
          </table:table-cell>
          <table:table-cell table:style-name="ce31" table:formula="of:=COUNTIF([$Results.C5:$Results.G1951];4)" office:value-type="float" office:value="263" calcext:value-type="float">
            <text:p>263</text:p>
          </table:table-cell>
          <table:table-cell table:style-name="ce32" table:formula="of:=VALUE(50/[.D5])" office:value-type="float" office:value="5" calcext:value-type="float">
            <text:p>5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3" calcext:value-type="float">
            <text:p>3</text:p>
          </table:table-cell>
          <table:table-cell table:style-name="ce28" table:formula="of:=COUNTIF(Last12;[.A6])" office:value-type="float" office:value="4" calcext:value-type="float">
            <text:p>4</text:p>
          </table:table-cell>
          <table:table-cell table:style-name="ce29" table:formula="of:=COUNTIF(Last50;[.A6])" office:value-type="float" office:value="8" calcext:value-type="float">
            <text:p>8</text:p>
          </table:table-cell>
          <table:table-cell table:style-name="ce30" table:formula="of:=COUNTIF(Last100;[.A6])" office:value-type="float" office:value="12" calcext:value-type="float">
            <text:p>12</text:p>
          </table:table-cell>
          <table:table-cell table:style-name="ce31" table:formula="of:=COUNTIF([$Results.C5:$Results.G1951];5)" office:value-type="float" office:value="230" calcext:value-type="float">
            <text:p>230</text:p>
          </table:table-cell>
          <table:table-cell table:style-name="ce32" table:formula="of:=VALUE(50/[.D6])" office:value-type="float" office:value="6.25" calcext:value-type="float">
            <text:p>6.25</text:p>
          </table:table-cell>
          <table:table-cell table:style-name="ce1" table:formula="of:=IF([.B6]=0;[.$A6];&quot;&quot;)">
            <text:p/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1" calcext:value-type="float">
            <text:p>1</text:p>
          </table:table-cell>
          <table:table-cell table:style-name="ce28" table:formula="of:=COUNTIF(Last12;[.A7])" office:value-type="float" office:value="2" calcext:value-type="float">
            <text:p>2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10" calcext:value-type="float">
            <text:p>10</text:p>
          </table:table-cell>
          <table:table-cell table:style-name="ce31" table:formula="of:=COUNTIF([$Results.C5:$Results.G1951];6)" office:value-type="float" office:value="260" calcext:value-type="float">
            <text:p>260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>
            <text:p/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1" calcext:value-type="float">
            <text:p>1</text:p>
          </table:table-cell>
          <table:table-cell table:style-name="ce28" table:formula="of:=COUNTIF(Last12;[.A8])" office:value-type="float" office:value="2" calcext:value-type="float">
            <text:p>2</text:p>
          </table:table-cell>
          <table:table-cell table:style-name="ce29" table:formula="of:=COUNTIF(Last50;[.A8])" office:value-type="float" office:value="10" calcext:value-type="float">
            <text:p>10</text:p>
          </table:table-cell>
          <table:table-cell table:style-name="ce30" table:formula="of:=COUNTIF(Last100;[.A8])" office:value-type="float" office:value="13" calcext:value-type="float">
            <text:p>13</text:p>
          </table:table-cell>
          <table:table-cell table:style-name="ce31" table:formula="of:=COUNTIF([$Results.C5:$Results.G1951];7)" office:value-type="float" office:value="293" calcext:value-type="float">
            <text:p>293</text:p>
          </table:table-cell>
          <table:table-cell table:style-name="ce32" table:formula="of:=VALUE(50/[.D8])" office:value-type="float" office:value="5" calcext:value-type="float">
            <text:p>5</text:p>
          </table:table-cell>
          <table:table-cell table:style-name="ce1" table:formula="of:=IF([.B8]=0;[.$A8];&quot;&quot;)">
            <text:p/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0" calcext:value-type="float">
            <text:p>0</text:p>
          </table:table-cell>
          <table:table-cell table:style-name="ce28" table:formula="of:=COUNTIF(Last12;[.A9])" office:value-type="float" office:value="2" calcext:value-type="float">
            <text:p>2</text:p>
          </table:table-cell>
          <table:table-cell table:style-name="ce29" table:formula="of:=COUNTIF(Last50;[.A9])" office:value-type="float" office:value="15" calcext:value-type="float">
            <text:p>15</text:p>
          </table:table-cell>
          <table:table-cell table:style-name="ce30" table:formula="of:=COUNTIF(Last100;[.A9])" office:value-type="float" office:value="21" calcext:value-type="float">
            <text:p>21</text:p>
          </table:table-cell>
          <table:table-cell table:style-name="ce31" table:formula="of:=COUNTIF([$Results.C5:$Results.G1951];8)" office:value-type="float" office:value="247" calcext:value-type="float">
            <text:p>247</text:p>
          </table:table-cell>
          <table:table-cell table:style-name="ce32" table:formula="of:=VALUE(50/[.D9])" office:value-type="float" office:value="3.33333333333333" calcext:value-type="float">
            <text:p>3.33333333333333</text:p>
          </table:table-cell>
          <table:table-cell table:style-name="ce1" table:formula="of:=IF([.B9]=0;[.$A9];&quot;&quot;)" office:value-type="float" office:value="8" calcext:value-type="float">
            <text:p>8</text:p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0" calcext:value-type="float">
            <text:p>0</text:p>
          </table:table-cell>
          <table:table-cell table:style-name="ce29" table:formula="of:=COUNTIF(Last50;[.A10])" office:value-type="float" office:value="3" calcext:value-type="float">
            <text:p>3</text:p>
          </table:table-cell>
          <table:table-cell table:style-name="ce30" table:formula="of:=COUNTIF(Last100;[.A10])" office:value-type="float" office:value="11" calcext:value-type="float">
            <text:p>11</text:p>
          </table:table-cell>
          <table:table-cell table:style-name="ce31" table:formula="of:=COUNTIF([$Results.C5:$Results.G1951];9)" office:value-type="float" office:value="253" calcext:value-type="float">
            <text:p>253</text:p>
          </table:table-cell>
          <table:table-cell table:style-name="ce32" table:formula="of:=VALUE(50/[.D10])" office:value-type="float" office:value="16.6666666666667" calcext:value-type="float">
            <text:p>16.6666666666667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 office:value-type="float" office:value="9" calcext:value-type="float">
            <text:p>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1" calcext:value-type="float">
            <text:p>1</text:p>
          </table:table-cell>
          <table:table-cell table:style-name="ce28" table:formula="of:=COUNTIF(Last12;[.A11])" office:value-type="float" office:value="1" calcext:value-type="float">
            <text:p>1</text:p>
          </table:table-cell>
          <table:table-cell table:style-name="ce29" table:formula="of:=COUNTIF(Last50;[.A11])" office:value-type="float" office:value="8" calcext:value-type="float">
            <text:p>8</text:p>
          </table:table-cell>
          <table:table-cell table:style-name="ce30" table:formula="of:=COUNTIF(Last100;[.A11])" office:value-type="float" office:value="19" calcext:value-type="float">
            <text:p>19</text:p>
          </table:table-cell>
          <table:table-cell table:style-name="ce31" table:formula="of:=COUNTIF([$Results.C5:$Results.G1951];10)" office:value-type="float" office:value="251" calcext:value-type="float">
            <text:p>251</text:p>
          </table:table-cell>
          <table:table-cell table:style-name="ce32" table:formula="of:=VALUE(50/[.D11])" office:value-type="float" office:value="6.25" calcext:value-type="float">
            <text:p>6.25</text:p>
          </table:table-cell>
          <table:table-cell table:style-name="ce1" table:formula="of:=IF([.B11]=0;[.$A11];&quot;&quot;)">
            <text:p/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1" calcext:value-type="float">
            <text:p>1</text:p>
          </table:table-cell>
          <table:table-cell table:style-name="ce29" table:formula="of:=COUNTIF(Last50;[.A12])" office:value-type="float" office:value="9" calcext:value-type="float">
            <text:p>9</text:p>
          </table:table-cell>
          <table:table-cell table:style-name="ce30" table:formula="of:=COUNTIF(Last100;[.A12])" office:value-type="float" office:value="18" calcext:value-type="float">
            <text:p>18</text:p>
          </table:table-cell>
          <table:table-cell table:style-name="ce31" table:formula="of:=COUNTIF([$Results.C5:$Results.G1951];11)" office:value-type="float" office:value="272" calcext:value-type="float">
            <text:p>272</text:p>
          </table:table-cell>
          <table:table-cell table:style-name="ce32" table:formula="of:=VALUE(50/[.D12])" office:value-type="float" office:value="5.55555555555556" calcext:value-type="float">
            <text:p>5.55555555555556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0" calcext:value-type="float">
            <text:p>0</text:p>
          </table:table-cell>
          <table:table-cell table:style-name="ce28" table:formula="of:=COUNTIF(Last12;[.A13])" office:value-type="float" office:value="1" calcext:value-type="float">
            <text:p>1</text:p>
          </table:table-cell>
          <table:table-cell table:style-name="ce29" table:formula="of:=COUNTIF(Last50;[.A13])" office:value-type="float" office:value="6" calcext:value-type="float">
            <text:p>6</text:p>
          </table:table-cell>
          <table:table-cell table:style-name="ce30" table:formula="of:=COUNTIF(Last100;[.A13])" office:value-type="float" office:value="17" calcext:value-type="float">
            <text:p>17</text:p>
          </table:table-cell>
          <table:table-cell table:style-name="ce31" table:formula="of:=COUNTIF([$Results.C5:$Results.G1951];12)" office:value-type="float" office:value="277" calcext:value-type="float">
            <text:p>277</text:p>
          </table:table-cell>
          <table:table-cell table:style-name="ce32" table:formula="of:=VALUE(50/[.D13])" office:value-type="float" office:value="8.33333333333333" calcext:value-type="float">
            <text:p>8.33333333333333</text:p>
          </table:table-cell>
          <table:table-cell table:style-name="ce1" table:formula="of:=IF([.B13]=0;[.$A13];&quot;&quot;)" office:value-type="float" office:value="12" calcext:value-type="float">
            <text:p>12</text:p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0" calcext:value-type="float">
            <text:p>0</text:p>
          </table:table-cell>
          <table:table-cell table:style-name="ce28" table:formula="of:=COUNTIF(Last12;[.A14])" office:value-type="float" office:value="1" calcext:value-type="float">
            <text:p>1</text:p>
          </table:table-cell>
          <table:table-cell table:style-name="ce29" table:formula="of:=COUNTIF(Last50;[.A14])" office:value-type="float" office:value="5" calcext:value-type="float">
            <text:p>5</text:p>
          </table:table-cell>
          <table:table-cell table:style-name="ce30" table:formula="of:=COUNTIF(Last100;[.A14])" office:value-type="float" office:value="9" calcext:value-type="float">
            <text:p>9</text:p>
          </table:table-cell>
          <table:table-cell table:style-name="ce31" table:formula="of:=COUNTIF([$Results.C5:$Results.G1951];13)" office:value-type="float" office:value="281" calcext:value-type="float">
            <text:p>281</text:p>
          </table:table-cell>
          <table:table-cell table:style-name="ce32" table:formula="of:=VALUE(50/[.D14])" office:value-type="float" office:value="10" calcext:value-type="float">
            <text:p>10</text:p>
          </table:table-cell>
          <table:table-cell table:style-name="ce1" table:formula="of:=IF([.B14]=0;[.$A14];&quot;&quot;)" office:value-type="float" office:value="13" calcext:value-type="float">
            <text:p>13</text:p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0" calcext:value-type="float">
            <text:p>0</text:p>
          </table:table-cell>
          <table:table-cell table:style-name="ce28" table:formula="of:=COUNTIF(Last12;[.A15])" office:value-type="float" office:value="0" calcext:value-type="float">
            <text:p>0</text:p>
          </table:table-cell>
          <table:table-cell table:style-name="ce29" table:formula="of:=COUNTIF(Last50;[.A15])" office:value-type="float" office:value="2" calcext:value-type="float">
            <text:p>2</text:p>
          </table:table-cell>
          <table:table-cell table:style-name="ce30" table:formula="of:=COUNTIF(Last100;[.A15])" office:value-type="float" office:value="10" calcext:value-type="float">
            <text:p>10</text:p>
          </table:table-cell>
          <table:table-cell table:style-name="ce31" table:formula="of:=COUNTIF([$Results.C5:$Results.G1951];14)" office:value-type="float" office:value="246" calcext:value-type="float">
            <text:p>246</text:p>
          </table:table-cell>
          <table:table-cell table:style-name="ce32" table:formula="of:=VALUE(50/[.D15])" office:value-type="float" office:value="25" calcext:value-type="float">
            <text:p>25</text:p>
          </table:table-cell>
          <table:table-cell table:style-name="ce1" table:formula="of:=IF([.B15]=0;[.$A15];&quot;&quot;)" office:value-type="float" office:value="14" calcext:value-type="float">
            <text:p>14</text:p>
          </table:table-cell>
          <table:table-cell table:style-name="ce33" table:formula="of:=IF([.C15]=0;[.$A15];&quot;&quot;)" office:value-type="float" office:value="14" calcext:value-type="float">
            <text:p>1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0" calcext:value-type="float">
            <text:p>0</text:p>
          </table:table-cell>
          <table:table-cell table:style-name="ce28" table:formula="of:=COUNTIF(Last12;[.A16])" office:value-type="float" office:value="1" calcext:value-type="float">
            <text:p>1</text:p>
          </table:table-cell>
          <table:table-cell table:style-name="ce29" table:formula="of:=COUNTIF(Last50;[.A16])" office:value-type="float" office:value="4" calcext:value-type="float">
            <text:p>4</text:p>
          </table:table-cell>
          <table:table-cell table:style-name="ce30" table:formula="of:=COUNTIF(Last100;[.A16])" office:value-type="float" office:value="11" calcext:value-type="float">
            <text:p>11</text:p>
          </table:table-cell>
          <table:table-cell table:style-name="ce31" table:formula="of:=COUNTIF([$Results.C5:$Results.G1951];15)" office:value-type="float" office:value="255" calcext:value-type="float">
            <text:p>255</text:p>
          </table:table-cell>
          <table:table-cell table:style-name="ce32" table:formula="of:=VALUE(50/[.D16])" office:value-type="float" office:value="12.5" calcext:value-type="float">
            <text:p>12.5</text:p>
          </table:table-cell>
          <table:table-cell table:style-name="ce1" table:formula="of:=IF([.B16]=0;[.$A16];&quot;&quot;)" office:value-type="float" office:value="15" calcext:value-type="float">
            <text:p>15</text:p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0" calcext:value-type="float">
            <text:p>0</text:p>
          </table:table-cell>
          <table:table-cell table:style-name="ce29" table:formula="of:=COUNTIF(Last50;[.A17])" office:value-type="float" office:value="5" calcext:value-type="float">
            <text:p>5</text:p>
          </table:table-cell>
          <table:table-cell table:style-name="ce30" table:formula="of:=COUNTIF(Last100;[.A17])" office:value-type="float" office:value="12" calcext:value-type="float">
            <text:p>12</text:p>
          </table:table-cell>
          <table:table-cell table:style-name="ce31" table:formula="of:=COUNTIF([$Results.C5:$Results.G1951];16)" office:value-type="float" office:value="276" calcext:value-type="float">
            <text:p>276</text:p>
          </table:table-cell>
          <table:table-cell table:style-name="ce32" table:formula="of:=VALUE(50/[.D17])" office:value-type="float" office:value="10" calcext:value-type="float">
            <text:p>10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 office:value-type="float" office:value="16" calcext:value-type="float">
            <text:p>16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0" calcext:value-type="float">
            <text:p>0</text:p>
          </table:table-cell>
          <table:table-cell table:style-name="ce28" table:formula="of:=COUNTIF(Last12;[.A18])" office:value-type="float" office:value="0" calcext:value-type="float">
            <text:p>0</text:p>
          </table:table-cell>
          <table:table-cell table:style-name="ce29" table:formula="of:=COUNTIF(Last50;[.A18])" office:value-type="float" office:value="4" calcext:value-type="float">
            <text:p>4</text:p>
          </table:table-cell>
          <table:table-cell table:style-name="ce30" table:formula="of:=COUNTIF(Last100;[.A18])" office:value-type="float" office:value="9" calcext:value-type="float">
            <text:p>9</text:p>
          </table:table-cell>
          <table:table-cell table:style-name="ce31" table:formula="of:=COUNTIF([$Results.C5:$Results.G1951];17)" office:value-type="float" office:value="234" calcext:value-type="float">
            <text:p>234</text:p>
          </table:table-cell>
          <table:table-cell table:style-name="ce32" table:formula="of:=VALUE(50/[.D18])" office:value-type="float" office:value="12.5" calcext:value-type="float">
            <text:p>12.5</text:p>
          </table:table-cell>
          <table:table-cell table:style-name="ce1" table:formula="of:=IF([.B18]=0;[.$A18];&quot;&quot;)" office:value-type="float" office:value="17" calcext:value-type="float">
            <text:p>17</text:p>
          </table:table-cell>
          <table:table-cell table:style-name="ce33" table:formula="of:=IF([.C18]=0;[.$A18];&quot;&quot;)" office:value-type="float" office:value="17" calcext:value-type="float">
            <text:p>17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1" calcext:value-type="float">
            <text:p>1</text:p>
          </table:table-cell>
          <table:table-cell table:style-name="ce28" table:formula="of:=COUNTIF(Last12;[.A19])" office:value-type="float" office:value="1" calcext:value-type="float">
            <text:p>1</text:p>
          </table:table-cell>
          <table:table-cell table:style-name="ce29" table:formula="of:=COUNTIF(Last50;[.A19])" office:value-type="float" office:value="8" calcext:value-type="float">
            <text:p>8</text:p>
          </table:table-cell>
          <table:table-cell table:style-name="ce30" table:formula="of:=COUNTIF(Last100;[.A19])" office:value-type="float" office:value="17" calcext:value-type="float">
            <text:p>17</text:p>
          </table:table-cell>
          <table:table-cell table:style-name="ce31" table:formula="of:=COUNTIF([$Results.C5:$Results.G1951];18)" office:value-type="float" office:value="292" calcext:value-type="float">
            <text:p>292</text:p>
          </table:table-cell>
          <table:table-cell table:style-name="ce32" table:formula="of:=VALUE(50/[.D19])" office:value-type="float" office:value="6.25" calcext:value-type="float">
            <text:p>6.25</text:p>
          </table:table-cell>
          <table:table-cell table:style-name="ce1" table:formula="of:=IF([.B19]=0;[.$A19];&quot;&quot;)">
            <text:p/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1" calcext:value-type="float">
            <text:p>1</text:p>
          </table:table-cell>
          <table:table-cell table:style-name="ce28" table:formula="of:=COUNTIF(Last12;[.A20])" office:value-type="float" office:value="3" calcext:value-type="float">
            <text:p>3</text:p>
          </table:table-cell>
          <table:table-cell table:style-name="ce29" table:formula="of:=COUNTIF(Last50;[.A20])" office:value-type="float" office:value="10" calcext:value-type="float">
            <text:p>10</text:p>
          </table:table-cell>
          <table:table-cell table:style-name="ce30" table:formula="of:=COUNTIF(Last100;[.A20])" office:value-type="float" office:value="21" calcext:value-type="float">
            <text:p>21</text:p>
          </table:table-cell>
          <table:table-cell table:style-name="ce31" table:formula="of:=COUNTIF([$Results.C5:$Results.G1951];19)" office:value-type="float" office:value="276" calcext:value-type="float">
            <text:p>276</text:p>
          </table:table-cell>
          <table:table-cell table:style-name="ce32" table:formula="of:=VALUE(50/[.D20])" office:value-type="float" office:value="5" calcext:value-type="float">
            <text:p>5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0" calcext:value-type="float">
            <text:p>0</text:p>
          </table:table-cell>
          <table:table-cell table:style-name="ce28" table:formula="of:=COUNTIF(Last12;[.A21])" office:value-type="float" office:value="2" calcext:value-type="float">
            <text:p>2</text:p>
          </table:table-cell>
          <table:table-cell table:style-name="ce29" table:formula="of:=COUNTIF(Last50;[.A21])" office:value-type="float" office:value="8" calcext:value-type="float">
            <text:p>8</text:p>
          </table:table-cell>
          <table:table-cell table:style-name="ce30" table:formula="of:=COUNTIF(Last100;[.A21])" office:value-type="float" office:value="20" calcext:value-type="float">
            <text:p>20</text:p>
          </table:table-cell>
          <table:table-cell table:style-name="ce31" table:formula="of:=COUNTIF([$Results.C5:$Results.G1951];20)" office:value-type="float" office:value="260" calcext:value-type="float">
            <text:p>260</text:p>
          </table:table-cell>
          <table:table-cell table:style-name="ce32" table:formula="of:=VALUE(50/[.D21])" office:value-type="float" office:value="6.25" calcext:value-type="float">
            <text:p>6.25</text:p>
          </table:table-cell>
          <table:table-cell table:style-name="ce1" table:formula="of:=IF([.B21]=0;[.$A21];&quot;&quot;)" office:value-type="float" office:value="20" calcext:value-type="float">
            <text:p>20</text:p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0" calcext:value-type="float">
            <text:p>0</text:p>
          </table:table-cell>
          <table:table-cell table:style-name="ce28" table:formula="of:=COUNTIF(Last12;[.A22])" office:value-type="float" office:value="2" calcext:value-type="float">
            <text:p>2</text:p>
          </table:table-cell>
          <table:table-cell table:style-name="ce29" table:formula="of:=COUNTIF(Last50;[.A22])" office:value-type="float" office:value="5" calcext:value-type="float">
            <text:p>5</text:p>
          </table:table-cell>
          <table:table-cell table:style-name="ce30" table:formula="of:=COUNTIF(Last100;[.A22])" office:value-type="float" office:value="10" calcext:value-type="float">
            <text:p>10</text:p>
          </table:table-cell>
          <table:table-cell table:style-name="ce31" table:formula="of:=COUNTIF([$Results.C5:$Results.G1951];21)" office:value-type="float" office:value="262" calcext:value-type="float">
            <text:p>262</text:p>
          </table:table-cell>
          <table:table-cell table:style-name="ce32" table:formula="of:=VALUE(50/[.D22])" office:value-type="float" office:value="10" calcext:value-type="float">
            <text:p>10</text:p>
          </table:table-cell>
          <table:table-cell table:style-name="ce1" table:formula="of:=IF([.B22]=0;[.$A22];&quot;&quot;)" office:value-type="float" office:value="21" calcext:value-type="float">
            <text:p>21</text:p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0" calcext:value-type="float">
            <text:p>0</text:p>
          </table:table-cell>
          <table:table-cell table:style-name="ce28" table:formula="of:=COUNTIF(Last12;[.A23])" office:value-type="float" office:value="0" calcext:value-type="float">
            <text:p>0</text:p>
          </table:table-cell>
          <table:table-cell table:style-name="ce29" table:formula="of:=COUNTIF(Last50;[.A23])" office:value-type="float" office:value="2" calcext:value-type="float">
            <text:p>2</text:p>
          </table:table-cell>
          <table:table-cell table:style-name="ce30" table:formula="of:=COUNTIF(Last100;[.A23])" office:value-type="float" office:value="6" calcext:value-type="float">
            <text:p>6</text:p>
          </table:table-cell>
          <table:table-cell table:style-name="ce31" table:formula="of:=COUNTIF([$Results.C5:$Results.G1951];22)" office:value-type="float" office:value="255" calcext:value-type="float">
            <text:p>255</text:p>
          </table:table-cell>
          <table:table-cell table:style-name="ce32" table:formula="of:=VALUE(50/[.D23])" office:value-type="float" office:value="25" calcext:value-type="float">
            <text:p>25</text:p>
          </table:table-cell>
          <table:table-cell table:style-name="ce1" table:formula="of:=IF([.B23]=0;[.$A23];&quot;&quot;)" office:value-type="float" office:value="22" calcext:value-type="float">
            <text:p>22</text:p>
          </table:table-cell>
          <table:table-cell table:style-name="ce33" table:formula="of:=IF([.C23]=0;[.$A23];&quot;&quot;)" office:value-type="float" office:value="22" calcext:value-type="float">
            <text:p>2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1" calcext:value-type="float">
            <text:p>1</text:p>
          </table:table-cell>
          <table:table-cell table:style-name="ce28" table:formula="of:=COUNTIF(Last12;[.A24])" office:value-type="float" office:value="3" calcext:value-type="float">
            <text:p>3</text:p>
          </table:table-cell>
          <table:table-cell table:style-name="ce29" table:formula="of:=COUNTIF(Last50;[.A24])" office:value-type="float" office:value="8" calcext:value-type="float">
            <text:p>8</text:p>
          </table:table-cell>
          <table:table-cell table:style-name="ce30" table:formula="of:=COUNTIF(Last100;[.A24])" office:value-type="float" office:value="14" calcext:value-type="float">
            <text:p>14</text:p>
          </table:table-cell>
          <table:table-cell table:style-name="ce31" table:formula="of:=COUNTIF([$Results.C5:$Results.G1951];23)" office:value-type="float" office:value="270" calcext:value-type="float">
            <text:p>270</text:p>
          </table:table-cell>
          <table:table-cell table:style-name="ce32" table:formula="of:=VALUE(50/[.D24])" office:value-type="float" office:value="6.25" calcext:value-type="float">
            <text:p>6.25</text:p>
          </table:table-cell>
          <table:table-cell table:style-name="ce1" table:formula="of:=IF([.B24]=0;[.$A24];&quot;&quot;)">
            <text:p/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2" calcext:value-type="float">
            <text:p>2</text:p>
          </table:table-cell>
          <table:table-cell table:style-name="ce28" table:formula="of:=COUNTIF(Last12;[.A25])" office:value-type="float" office:value="3" calcext:value-type="float">
            <text:p>3</text:p>
          </table:table-cell>
          <table:table-cell table:style-name="ce29" table:formula="of:=COUNTIF(Last50;[.A25])" office:value-type="float" office:value="9" calcext:value-type="float">
            <text:p>9</text:p>
          </table:table-cell>
          <table:table-cell table:style-name="ce30" table:formula="of:=COUNTIF(Last100;[.A25])" office:value-type="float" office:value="14" calcext:value-type="float">
            <text:p>14</text:p>
          </table:table-cell>
          <table:table-cell table:style-name="ce31" table:formula="of:=COUNTIF([$Results.C5:$Results.G1951];24)" office:value-type="float" office:value="269" calcext:value-type="float">
            <text:p>269</text:p>
          </table:table-cell>
          <table:table-cell table:style-name="ce32" table:formula="of:=VALUE(50/[.D25])" office:value-type="float" office:value="5.55555555555556" calcext:value-type="float">
            <text:p>5.55555555555556</text:p>
          </table:table-cell>
          <table:table-cell table:style-name="ce1" table:formula="of:=IF([.B25]=0;[.$A25];&quot;&quot;)">
            <text:p/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1" calcext:value-type="float">
            <text:p>1</text:p>
          </table:table-cell>
          <table:table-cell table:style-name="ce28" table:formula="of:=COUNTIF(Last12;[.A26])" office:value-type="float" office:value="1" calcext:value-type="float">
            <text:p>1</text:p>
          </table:table-cell>
          <table:table-cell table:style-name="ce29" table:formula="of:=COUNTIF(Last50;[.A26])" office:value-type="float" office:value="6" calcext:value-type="float">
            <text:p>6</text:p>
          </table:table-cell>
          <table:table-cell table:style-name="ce30" table:formula="of:=COUNTIF(Last100;[.A26])" office:value-type="float" office:value="13" calcext:value-type="float">
            <text:p>13</text:p>
          </table:table-cell>
          <table:table-cell table:style-name="ce31" table:formula="of:=COUNTIF([$Results.C5:$Results.G1951];25)" office:value-type="float" office:value="242" calcext:value-type="float">
            <text:p>242</text:p>
          </table:table-cell>
          <table:table-cell table:style-name="ce32" table:formula="of:=VALUE(50/[.D26])" office:value-type="float" office:value="8.33333333333333" calcext:value-type="float">
            <text:p>8.33333333333333</text:p>
          </table:table-cell>
          <table:table-cell table:style-name="ce1" table:formula="of:=IF([.B26]=0;[.$A26];&quot;&quot;)">
            <text:p/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1" calcext:value-type="float">
            <text:p>1</text:p>
          </table:table-cell>
          <table:table-cell table:style-name="ce28" table:formula="of:=COUNTIF(Last12;[.A27])" office:value-type="float" office:value="3" calcext:value-type="float">
            <text:p>3</text:p>
          </table:table-cell>
          <table:table-cell table:style-name="ce29" table:formula="of:=COUNTIF(Last50;[.A27])" office:value-type="float" office:value="7" calcext:value-type="float">
            <text:p>7</text:p>
          </table:table-cell>
          <table:table-cell table:style-name="ce30" table:formula="of:=COUNTIF(Last100;[.A27])" office:value-type="float" office:value="21" calcext:value-type="float">
            <text:p>21</text:p>
          </table:table-cell>
          <table:table-cell table:style-name="ce31" table:formula="of:=COUNTIF([$Results.C5:$Results.G1951];26)" office:value-type="float" office:value="247" calcext:value-type="float">
            <text:p>247</text:p>
          </table:table-cell>
          <table:table-cell table:style-name="ce32" table:formula="of:=VALUE(50/[.D27])" office:value-type="float" office:value="7.14285714285714" calcext:value-type="float">
            <text:p>7.14285714285714</text:p>
          </table:table-cell>
          <table:table-cell table:style-name="ce1" table:formula="of:=IF([.B27]=0;[.$A27];&quot;&quot;)">
            <text:p/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2" calcext:value-type="float">
            <text:p>2</text:p>
          </table:table-cell>
          <table:table-cell table:style-name="ce28" table:formula="of:=COUNTIF(Last12;[.A28])" office:value-type="float" office:value="3" calcext:value-type="float">
            <text:p>3</text:p>
          </table:table-cell>
          <table:table-cell table:style-name="ce29" table:formula="of:=COUNTIF(Last50;[.A28])" office:value-type="float" office:value="10" calcext:value-type="float">
            <text:p>10</text:p>
          </table:table-cell>
          <table:table-cell table:style-name="ce30" table:formula="of:=COUNTIF(Last100;[.A28])" office:value-type="float" office:value="14" calcext:value-type="float">
            <text:p>14</text:p>
          </table:table-cell>
          <table:table-cell table:style-name="ce31" table:formula="of:=COUNTIF([$Results.C5:$Results.G1951];27)" office:value-type="float" office:value="275" calcext:value-type="float">
            <text:p>275</text:p>
          </table:table-cell>
          <table:table-cell table:style-name="ce32" table:formula="of:=VALUE(50/[.D28])" office:value-type="float" office:value="5" calcext:value-type="float">
            <text:p>5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1" calcext:value-type="float">
            <text:p>1</text:p>
          </table:table-cell>
          <table:table-cell table:style-name="ce28" table:formula="of:=COUNTIF(Last12;[.A29])" office:value-type="float" office:value="2" calcext:value-type="float">
            <text:p>2</text:p>
          </table:table-cell>
          <table:table-cell table:style-name="ce29" table:formula="of:=COUNTIF(Last50;[.A29])" office:value-type="float" office:value="8" calcext:value-type="float">
            <text:p>8</text:p>
          </table:table-cell>
          <table:table-cell table:style-name="ce30" table:formula="of:=COUNTIF(Last100;[.A29])" office:value-type="float" office:value="14" calcext:value-type="float">
            <text:p>14</text:p>
          </table:table-cell>
          <table:table-cell table:style-name="ce31" table:formula="of:=COUNTIF([$Results.C5:$Results.G1951];28)" office:value-type="float" office:value="246" calcext:value-type="float">
            <text:p>246</text:p>
          </table:table-cell>
          <table:table-cell table:style-name="ce32" table:formula="of:=VALUE(50/[.D29])" office:value-type="float" office:value="6.25" calcext:value-type="float">
            <text:p>6.25</text:p>
          </table:table-cell>
          <table:table-cell table:style-name="ce1" table:formula="of:=IF([.B29]=0;[.$A29];&quot;&quot;)">
            <text:p/>
          </table:table-cell>
          <table:table-cell table:style-name="ce33" table:formula="of:=IF([.C29]=0;[.$A2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2" calcext:value-type="float">
            <text:p>2</text:p>
          </table:table-cell>
          <table:table-cell table:style-name="ce28" table:formula="of:=COUNTIF(Last12;[.A30])" office:value-type="float" office:value="2" calcext:value-type="float">
            <text:p>2</text:p>
          </table:table-cell>
          <table:table-cell table:style-name="ce29" table:formula="of:=COUNTIF(Last50;[.A30])" office:value-type="float" office:value="9" calcext:value-type="float">
            <text:p>9</text:p>
          </table:table-cell>
          <table:table-cell table:style-name="ce30" table:formula="of:=COUNTIF(Last100;[.A30])" office:value-type="float" office:value="16" calcext:value-type="float">
            <text:p>16</text:p>
          </table:table-cell>
          <table:table-cell table:style-name="ce31" table:formula="of:=COUNTIF([$Results.C5:$Results.G1951];29)" office:value-type="float" office:value="231" calcext:value-type="float">
            <text:p>231</text:p>
          </table:table-cell>
          <table:table-cell table:style-name="ce32" table:formula="of:=VALUE(50/[.D30])" office:value-type="float" office:value="5.55555555555556" calcext:value-type="float">
            <text:p>5.55555555555556</text:p>
          </table:table-cell>
          <table:table-cell table:style-name="ce1" table:formula="of:=IF([.B30]=0;[.$A30];&quot;&quot;)">
            <text:p/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2" calcext:value-type="float">
            <text:p>2</text:p>
          </table:table-cell>
          <table:table-cell table:style-name="ce28" table:formula="of:=COUNTIF(Last12;[.A31])" office:value-type="float" office:value="2" calcext:value-type="float">
            <text:p>2</text:p>
          </table:table-cell>
          <table:table-cell table:style-name="ce29" table:formula="of:=COUNTIF(Last50;[.A31])" office:value-type="float" office:value="4" calcext:value-type="float">
            <text:p>4</text:p>
          </table:table-cell>
          <table:table-cell table:style-name="ce30" table:formula="of:=COUNTIF(Last100;[.A31])" office:value-type="float" office:value="10" calcext:value-type="float">
            <text:p>10</text:p>
          </table:table-cell>
          <table:table-cell table:style-name="ce31" table:formula="of:=COUNTIF([$Results.C5:$Results.G1951];30)" office:value-type="float" office:value="265" calcext:value-type="float">
            <text:p>265</text:p>
          </table:table-cell>
          <table:table-cell table:style-name="ce32" table:formula="of:=VALUE(50/[.D31])" office:value-type="float" office:value="12.5" calcext:value-type="float">
            <text:p>12.5</text:p>
          </table:table-cell>
          <table:table-cell table:style-name="ce1" table:formula="of:=IF([.B31]=0;[.$A31];&quot;&quot;)">
            <text:p/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1" calcext:value-type="float">
            <text:p>1</text:p>
          </table:table-cell>
          <table:table-cell table:style-name="ce28" table:formula="of:=COUNTIF(Last12;[.A32])" office:value-type="float" office:value="3" calcext:value-type="float">
            <text:p>3</text:p>
          </table:table-cell>
          <table:table-cell table:style-name="ce29" table:formula="of:=COUNTIF(Last50;[.A32])" office:value-type="float" office:value="10" calcext:value-type="float">
            <text:p>10</text:p>
          </table:table-cell>
          <table:table-cell table:style-name="ce30" table:formula="of:=COUNTIF(Last100;[.A32])" office:value-type="float" office:value="22" calcext:value-type="float">
            <text:p>22</text:p>
          </table:table-cell>
          <table:table-cell table:style-name="ce31" table:formula="of:=COUNTIF([$Results.C5:$Results.G1951];31)" office:value-type="float" office:value="265" calcext:value-type="float">
            <text:p>265</text:p>
          </table:table-cell>
          <table:table-cell table:style-name="ce32" table:formula="of:=VALUE(50/[.D32])" office:value-type="float" office:value="5" calcext:value-type="float">
            <text:p>5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0" calcext:value-type="float">
            <text:p>0</text:p>
          </table:table-cell>
          <table:table-cell table:style-name="ce28" table:formula="of:=COUNTIF(Last12;[.A33])" office:value-type="float" office:value="1" calcext:value-type="float">
            <text:p>1</text:p>
          </table:table-cell>
          <table:table-cell table:style-name="ce29" table:formula="of:=COUNTIF(Last50;[.A33])" office:value-type="float" office:value="8" calcext:value-type="float">
            <text:p>8</text:p>
          </table:table-cell>
          <table:table-cell table:style-name="ce30" table:formula="of:=COUNTIF(Last100;[.A33])" office:value-type="float" office:value="17" calcext:value-type="float">
            <text:p>17</text:p>
          </table:table-cell>
          <table:table-cell table:style-name="ce31" table:formula="of:=COUNTIF([$Results.C5:$Results.G1951];32)" office:value-type="float" office:value="242" calcext:value-type="float">
            <text:p>242</text:p>
          </table:table-cell>
          <table:table-cell table:style-name="ce32" table:formula="of:=VALUE(50/[.D33])" office:value-type="float" office:value="6.25" calcext:value-type="float">
            <text:p>6.25</text:p>
          </table:table-cell>
          <table:table-cell table:style-name="ce1" table:formula="of:=IF([.B33]=0;[.$A33];&quot;&quot;)" office:value-type="float" office:value="32" calcext:value-type="float">
            <text:p>32</text:p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1" calcext:value-type="float">
            <text:p>1</text:p>
          </table:table-cell>
          <table:table-cell table:style-name="ce28" table:formula="of:=COUNTIF(Last12;[.A34])" office:value-type="float" office:value="4" calcext:value-type="float">
            <text:p>4</text:p>
          </table:table-cell>
          <table:table-cell table:style-name="ce29" table:formula="of:=COUNTIF(Last50;[.A34])" office:value-type="float" office:value="9" calcext:value-type="float">
            <text:p>9</text:p>
          </table:table-cell>
          <table:table-cell table:style-name="ce30" table:formula="of:=COUNTIF(Last100;[.A34])" office:value-type="float" office:value="11" calcext:value-type="float">
            <text:p>11</text:p>
          </table:table-cell>
          <table:table-cell table:style-name="ce31" table:formula="of:=COUNTIF([$Results.C5:$Results.G1951];33)" office:value-type="float" office:value="283" calcext:value-type="float">
            <text:p>283</text:p>
          </table:table-cell>
          <table:table-cell table:style-name="ce32" table:formula="of:=VALUE(50/[.D34])" office:value-type="float" office:value="5.55555555555556" calcext:value-type="float">
            <text:p>5.55555555555556</text:p>
          </table:table-cell>
          <table:table-cell table:style-name="ce1" table:formula="of:=IF([.B34]=0;[.$A34];&quot;&quot;)">
            <text:p/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1" calcext:value-type="float">
            <text:p>1</text:p>
          </table:table-cell>
          <table:table-cell table:style-name="ce28" table:formula="of:=COUNTIF(Last12;[.A35])" office:value-type="float" office:value="2" calcext:value-type="float">
            <text:p>2</text:p>
          </table:table-cell>
          <table:table-cell table:style-name="ce29" table:formula="of:=COUNTIF(Last50;[.A35])" office:value-type="float" office:value="9" calcext:value-type="float">
            <text:p>9</text:p>
          </table:table-cell>
          <table:table-cell table:style-name="ce30" table:formula="of:=COUNTIF(Last100;[.A35])" office:value-type="float" office:value="17" calcext:value-type="float">
            <text:p>17</text:p>
          </table:table-cell>
          <table:table-cell table:style-name="ce31" table:formula="of:=COUNTIF([$Results.C5:$Results.G1951];34)" office:value-type="float" office:value="268" calcext:value-type="float">
            <text:p>268</text:p>
          </table:table-cell>
          <table:table-cell table:style-name="ce32" table:formula="of:=VALUE(50/[.D35])" office:value-type="float" office:value="5.55555555555556" calcext:value-type="float">
            <text:p>5.55555555555556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0" calcext:value-type="float">
            <text:p>0</text:p>
          </table:table-cell>
          <table:table-cell table:style-name="ce28" table:formula="of:=COUNTIF(Last12;[.A36])" office:value-type="float" office:value="0" calcext:value-type="float">
            <text:p>0</text:p>
          </table:table-cell>
          <table:table-cell table:style-name="ce29" table:formula="of:=COUNTIF(Last50;[.A36])" office:value-type="float" office:value="2" calcext:value-type="float">
            <text:p>2</text:p>
          </table:table-cell>
          <table:table-cell table:style-name="ce30" table:formula="of:=COUNTIF(Last100;[.A36])" office:value-type="float" office:value="7" calcext:value-type="float">
            <text:p>7</text:p>
          </table:table-cell>
          <table:table-cell table:style-name="ce31" table:formula="of:=COUNTIF([$Results.C5:$Results.G1951];35)" office:value-type="float" office:value="244" calcext:value-type="float">
            <text:p>244</text:p>
          </table:table-cell>
          <table:table-cell table:style-name="ce32" table:formula="of:=VALUE(50/[.D36])" office:value-type="float" office:value="25" calcext:value-type="float">
            <text:p>25</text:p>
          </table:table-cell>
          <table:table-cell table:style-name="ce1" table:formula="of:=IF([.B36]=0;[.$A36];&quot;&quot;)" office:value-type="float" office:value="35" calcext:value-type="float">
            <text:p>35</text:p>
          </table:table-cell>
          <table:table-cell table:style-name="ce33" table:formula="of:=IF([.C36]=0;[.$A36];&quot;&quot;)" office:value-type="float" office:value="35" calcext:value-type="float">
            <text:p>3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1" calcext:value-type="float">
            <text:p>1</text:p>
          </table:table-cell>
          <table:table-cell table:style-name="ce28" table:formula="of:=COUNTIF(Last12;[.A37])" office:value-type="float" office:value="2" calcext:value-type="float">
            <text:p>2</text:p>
          </table:table-cell>
          <table:table-cell table:style-name="ce29" table:formula="of:=COUNTIF(Last50;[.A37])" office:value-type="float" office:value="8" calcext:value-type="float">
            <text:p>8</text:p>
          </table:table-cell>
          <table:table-cell table:style-name="ce30" table:formula="of:=COUNTIF(Last100;[.A37])" office:value-type="float" office:value="14" calcext:value-type="float">
            <text:p>14</text:p>
          </table:table-cell>
          <table:table-cell table:style-name="ce31" table:formula="of:=COUNTIF([$Results.C5:$Results.G1951];36)" office:value-type="float" office:value="261" calcext:value-type="float">
            <text:p>261</text:p>
          </table:table-cell>
          <table:table-cell table:style-name="ce32" table:formula="of:=VALUE(50/[.D37])" office:value-type="float" office:value="6.25" calcext:value-type="float">
            <text:p>6.25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contains-header="false"/>
        <table:database-range table:name="Last50" table:target-range-address="Results.C1:Results.G50" table:on-update-keep-styles="true" table:on-update-keep-size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23:53:45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0-22T01:12:06.711000000</dc:date>
    <meta:editing-duration>PT6H52S</meta:editing-duration>
    <meta:editing-cycles>27</meta:editing-cycles>
    <meta:document-statistic meta:table-count="2" meta:cell-count="16719" meta:object-count="1"/>
  </office:meta>
</office:document-meta>
</file>

<file path=Object 1/content.xml><?xml version="1.0" encoding="utf-8"?>
<math xmlns="http://www.w3.org/1998/Math/MathML" display="block"/>
</file>